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Geeza Pro" svg:font-family="Geeza Pro"/>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5" style:family="text">
      <style:text-properties style:font-name="Geeza Pro"/>
    </style:style>
    <style:style style:name="TableColumn1" style:family="table-column">
      <style:table-column-properties style:column-width="3.4625in" style:rel-column-width="32767*"/>
    </style:style>
  </office:automatic-styles>
  <office:body>
    <office:text>
      <text:p text:style-name="P1"><text:span text:style-name="T1">陳真</text:span><text:s/>  |  2014.07.31 14:39   |   <text:a xlink:type="simple" xlink:href="http://palinfo.habago.org/Entry?Command=Information_PrintForum&amp;iPage=429#FORUM32496"><text:span text:style-name="T2">#</text:span></text:a></text:p>
      <text:p text:style-name="P2">美證實<text:span text:style-name="T3"><text:s/></text:span>為以色列補充軍火庫存<text:span text:style-name="T3"><text:line-break/></text:span>中央廣播電台作者：<text:span text:style-name="T3"><text:s/></text:span>季　平<text:span text:style-name="T3"> <text:line-break/><text:line-break/>2014</text:span>年<text:span text:style-name="T3">7</text:span>月<text:span text:style-name="T3">31</text:span>日<text:span text:style-name="T3"><text:line-break/><text:line-break/></text:span>美國<text:span text:style-name="T3">30</text:span>日證實，已為以色列補充軍火庫存。在這數小時之前，華府才嚴詞譴責以色列攻擊加薩走廊的聯合國學校。<text:span text:style-name="T3"><text:line-break/><text:line-break/></text:span>美國國防部發言人柯比<text:span text:style-name="T3">(John Kirby)</text:span>表示，以色列軍方<text:span text:style-name="T3">7</text:span>月<text:span text:style-name="T3">20</text:span>日提出補充軍火庫存的要求，五角大廈於<text:span text:style-name="T3">3</text:span>天後批准這項軍售。<text:span text:style-name="T3"><text:line-break/><text:line-break/></text:span>柯比在聲明中指出，美國承諾維護以色列的安全，幫助以色列發展與維持堅實敏捷的自衛能力，對美國的國家利益而言至關重要，這次的軍售符合這些目標。</text:p>
      <text:p text:style-name="P1"><text:span text:style-name="T1">陳真</text:span><text:s/>  |  2014.07.31 11:37   |   <text:a xlink:type="simple" xlink:href="http://palinfo.habago.org/Entry?Command=Information_PrintForum&amp;iPage=429#FORUM32495"><text:span text:style-name="T2">#</text:span></text:a></text:p>
      <text:p text:style-name="P3">哈瑪斯：反占領者不反猶太人<text:span text:style-name="T3"><text:line-break/><text:line-break/></text:span>法新社法新社<text:span text:style-name="T3"><text:s/>– 2014</text:span>年<text:span text:style-name="T3">7</text:span>月<text:span text:style-name="T3">28</text:span>日<text:span text:style-name="T3"><text:line-break/><text:line-break/></text:span>（法新社巴勒斯坦自治區加薩市<text:span text:style-name="T3">28</text:span>日電）<text:span text:style-name="T3"><text:s/></text:span>巴勒斯坦反抗團體哈瑪斯與以色列惡鬥<text:span text:style-name="T3">20</text:span>天，造成一千多人喪生。哈瑪斯領導人表示，他們抵抗的不是猶太人，而是占領巴勒斯坦領土的人。<text:span text:style-name="T3"><text:line-break/><text:line-break/></text:span>哈瑪斯流亡領袖馬夏艾（<text:span text:style-name="T3">Khaled Meshaal</text:span>）表示，只要以色列繼續占領巴勒斯坦土地，哈瑪斯就無法與以色列共存。媒體昨天播出馬夏艾談話：「事實上，我們攻擊猶太人，不是因為他們是猶太人。」「我們攻擊的是占領者。」<text:span text:style-name="T3"><text:line-break/><text:line-break/></text:span>他說：「我已經準備好與猶太人共存，與基督徒、阿拉伯人與非阿拉伯人共存。」「然而，我無法與占領者共存。」哈瑪斯與以色列衝突迄今造成超過<text:span text:style-name="T3">1030</text:span>名巴勒斯坦人、<text:span text:style-name="T3">43</text:span>名以色列軍人與以色列境內<text:span text:style-name="T3">3</text:span>名平民喪生。<text:span text:style-name="T3"><text:line-break/><text:line-break/></text:span>人權團體表示，絕大部分的巴勒斯坦罹難者，也就是約<text:span text:style-name="T3">80%</text:span>的死者是平民。（譯者：中央社何世煌）</text:p>
      <text:p text:style-name="P4"/>
      <text:p text:style-name="P1"><text:span text:style-name="T1">陳真</text:span><text:s/>  |  2014.07.31 11:22   |   <text:a xlink:type="simple" xlink:href="http://palinfo.habago.org/Entry?Command=Information_PrintForum&amp;iPage=430#FORUM32494"><text:span text:style-name="T2">#</text:span></text:a></text:p>
      <text:p text:style-name="P3">我上一個留言是呼應底下學姊在後台<text:span text:style-name="T3">mailing list</text:span>的這段話。<text:span text:style-name="T3"><text:line-break/><text:line-break/></text:span>最近常收到一些陌生人寫信來，或寄來以巴問題的相關資料或新聞。我往往能在這些來信中聞到一股綠油油的味道。十年前巴勒網剛成立時也有類似狀況，一些忠黨愛國<text:span text:style-name="T3">(</text:span>民<text:span text:style-name="T3">x</text:span>黨、台灣國<text:span text:style-name="T3">)</text:span>的人或學生似乎習慣望文生義，看到巴勒斯坦要<text:span text:style-name="T3"><text:s/>"</text:span>建國<text:span text:style-name="T3">"</text:span>，就以為巴勒網之所以支持巴勒斯坦是因為我們也喜歡建國<text:span text:style-name="T3">(</text:span>台灣國<text:span text:style-name="T3">)</text:span>，看到這個就想到那個，全憑字面。<text:span text:style-name="T3"><text:line-break/><text:line-break/></text:span>俗話說，看到影子生個兒子，大約就是這樣。在一些絲毫不相干或甚且恰恰相反的人事物中進行望文生義式的類比。不過，各位如果真的了解巴勒網，理應知道我們並不是那樣一種人。<text:span text:style-name="T3"><text:line-break/><text:line-break/></text:span>幾十年來，在這島上，忠黨愛國人士大量繁衍，從不缺貨。特別是過去這十幾年，簡直氾濫成災；放眼四周，盡是蠢血沸騰的忠黨愛國青年，差別只是在於從愛那個黨變成愛這個黨，從愛那個國變成愛這個國，但忠黨愛國之本質與惡形惡狀<text:span text:style-name="T3">(</text:span>或蠢到爆<text:span text:style-name="T3">)</text:span>的嘴臉，始終沒有改變。<text:span text:style-name="T3"><text:line-break/><text:line-break/></text:span>持異議者一直是極少數。但數目多少無所謂，真理往往不是訴諸多數決。我們不會憂心人數稀少而刻意在一些涉及根本價值的問題上含糊。<text:span text:style-name="T3"><text:line-break/><text:line-break/></text:span>陳真<text:span text:style-name="T3"><text:line-break/>=============<text:line-break/></text:span>我還是很不適應文末最後的這種類比。<text:span text:style-name="T3"><text:line-break/><text:line-break/></text:span>如果巴勒斯坦的問題必須藉由這種類比才能在台灣獲得更多人的關注，那我肯定回頭會對這類關注感到反感，如同我對獨派媒體對於西藏議題的放大處理一般。一切到頭來，還是要打擊那想像中的邪惡中國，而非出於對於不義的純粹義憤。<text:span text:style-name="T3"><text:line-break/><text:line-break/></text:span>當然，我們在一切苦難與悲劇中，總是能看到自身的幾分哀愁，但這類類比，實在是吃盡巴勒斯坦人之豆腐。<text:span text:style-name="T3"><text:line-break/><text:line-break/></text:span>我不知道兩國在國際情勢與實際生活處境上有甚麼相通之處，倒是在以色列對於巴人的醜化、妖魔化之中，我見到台灣對於中國的同樣作為。<text:span text:style-name="T3"><text:line-break/><text:line-break/></text:span>過去我認為以巴兩民族間仇恨之難以化解，大概是歷史上之少見，也是對於人性的極盡扭曲，這幾年看到台灣高漲的民族主義情緒，卻經常讓我很悲哀地想到以巴兩國間的同樣悲劇。<text:span text:style-name="T3"><text:line-break/><text:line-break/></text:span>學姊</text:p>
      <text:p text:style-name="P1"><text:span text:style-name="T1">陳真</text:span><text:s/>  |  2014.07.31 01:05   |   <text:a xlink:type="simple" xlink:href="http://palinfo.habago.org/Entry?Command=Information_PrintForum&amp;iPage=430#FORUM32493"><text:span text:style-name="T2">#</text:span></text:a></text:p>
      <text:p text:style-name="P2">十幾二十年來，台灣教科書及媒體無日無之努力異化、妖魔化中國，卻美化日本和美國，就像過去的舊國民黨時代那樣一種鋪天蓋地的洗腦，不同時期的主流勢力，總是依其當下政治需要，任意便可塑造出一整個世代如模子般大量生產的特定思維和語言。<text:span text:style-name="T3"><text:line-break/><text:line-break/></text:span>人畜其實相差無幾，非常容易操控，你要他恨誰，他就會恨誰，乖得不得了；你要他舉哪面旗，他就會舉哪面旗；要他講些什麼話，他就會像留聲機那樣覆述一模一樣的話語。<text:span text:style-name="T3"><text:line-break/><text:line-break/></text:span>台灣五十幾年來，始終是這樣一種局面，甚且變本加厲；就像個超大型工廠或實驗室那樣，依某種政治需要，加工塑造一整個世代之所思所想乃至所講的每一句話。<text:span text:style-name="T3"><text:line-break/><text:line-break/></text:span>我看周遭舉凡大約<text:span text:style-name="T3">30</text:span>歲以下的人，他還沒開口，我通常就能幫他講出他所要講的所有話語和所有思維，幾無例外。依照蘇格拉底的看法，這樣一些生命其實是不值得活的。我沒蘇老那麼<text:span text:style-name="T3"><text:s/>"</text:span>智能潔癖<text:span text:style-name="T3">"</text:span>，但這樣一種愚蠢生命總是可悲，憑添世上無數悲劇。<text:span text:style-name="T3"><text:line-break/><text:line-break/></text:span>黨外時代，不論中學生或大學生，面對少數異議總是充滿極其可怕的仇恨。三十年後，我們依然被同樣的現象所折磨。年紀太輕，不曾見識過黨外風霜的人，不用為未能親身經歷某種歷史感到遺憾，因為歷史戲碼始終不曾改變。你想知道當年是非善惡如何扭曲，你想知道當年如何群魔亂舞為所欲為，看看當下四周便是。<text:span text:style-name="T3"><text:line-break/><text:line-break/></text:span>也許智商聽起來有點刺耳，那你可以不說智商而說是一種<text:span text:style-name="T3">intellectual (</text:span>智性<text:span text:style-name="T3">) </text:span>能力，這東西理應非常重要。蘇格拉底認為，人會作惡是因為他無能把事情想清楚。在這觀念下，道德於是連結到智能上。<text:span text:style-name="T3"><text:line-break/><text:line-break/></text:span>愛因斯坦也曾這麼說：<text:span text:style-name="T3">"</text:span>我常覺得，道德和智能有著某種密切連結<text:span text:style-name="T3">"</text:span>；胡適總是勸誡世人要學會使用自己的大腦、眼睛和耳朵；羅素認為，時代的悲劇源頭就在於蠢蛋太多而且個個勇猛異常，而聰慧者卻極其稀少而且總是猶疑不決、自我懷疑；殷海光每次學期初第一堂課，總是先在黑板上寫下<text:span text:style-name="T3"><text:s/>"</text:span>做一個不受人惑的人<text:span text:style-name="T3">"</text:span>；達摩東來，據說就是為了尋找這樣一個<text:span text:style-name="T3"><text:s/>"</text:span>不受人惑的人<text:span text:style-name="T3">"</text:span>。<text:span text:style-name="T3"><text:line-break/><text:line-break/></text:span>你永遠不可能肅清所有謊言。謊言並不可怕，可怕的是缺乏辨識謊言的能力。詩如果可以救世界，是因為詩能幫助我們深刻了解事物難以言喻的微妙與複雜；也許哲學也能救世界，因為哲學就像一種探照燈，一種照妖鏡，讓人看清事物的關連與本質；而宗教尤為根本，它給人信心，教人憐憫與忍耐。<text:span text:style-name="T3"><text:line-break/><text:line-break/></text:span>我們不可能有那個力氣一一拆解鋪天蓋地的無數謊言，只能寄望人們早日學會使用自己的大腦、眼睛和耳朵<text:span text:style-name="T3">--</text:span>以及心靈，否則我們永遠只會在不同謊言下重蹈痛苦輪迴而不得解脫。</text:p>
      <text:p text:style-name="P1"><text:span text:style-name="T1">陳真</text:span><text:s/>  |  2014.07.30 13:09   |   <text:a xlink:type="simple" xlink:href="http://palinfo.habago.org/Entry?Command=Information_PrintForum&amp;iPage=430#FORUM32492"><text:span text:style-name="T2">#</text:span></text:a></text:p>
      <text:p text:style-name="P3">以巴交戰<text:span text:style-name="T3">1200</text:span>死<text:span text:style-name="T3"><text:s/></text:span>近<text:span text:style-name="T3">3</text:span>成是孩童<text:span text:style-name="T3"><text:line-break/><text:line-break/></text:span>中央社中央社<text:span text:style-name="T3"><text:s/>– 2014</text:span>年<text:span text:style-name="T3">7</text:span>月<text:span text:style-name="T3">30</text:span>日<text:span text:style-name="T3"><text:line-break/><text:line-break/></text:span>（中央社巴勒斯坦加薩市<text:span text:style-name="T3">30</text:span>日綜合外電報導）<text:span text:style-name="T3"><text:line-break/><text:line-break/></text:span>以色列和哈瑪斯集團戰火進入第<text:span text:style-name="T3">23</text:span>天，截至目前已導致<text:span text:style-name="T3">1200</text:span>多人喪生。聯合國兒童基金會（<text:span text:style-name="T3">UNICEF</text:span>）昨天說，已有超過<text:span text:style-name="T3">240</text:span>名孩童在以巴戰火中喪生，至少占平民死亡人數的<text:span text:style-name="T3">29%</text:span>。</text:p>
      <text:p text:style-name="P1"><text:span text:style-name="T1">陳真</text:span><text:s/>  |  2014.07.30 02:50   |   <text:a xlink:type="simple" xlink:href="http://palinfo.habago.org/Entry?Command=Information_PrintForum&amp;iPage=430#FORUM32491"><text:span text:style-name="T2">#</text:span></text:a></text:p>
      <text:p text:style-name="P2">底下是<text:span text:style-name="T3">7/19 </text:span>靜站之後在回台南的車上寫的一封信，寄給參加靜站的一些人。原本沒打算貼出，但張正在文章裏<text:span text:style-name="T3"><text:s/>"</text:span>使用<text:span text:style-name="T3">" </text:span>了這信的一些段落變成一種<text:span text:style-name="T3"><text:s/>"</text:span>報導<text:span text:style-name="T3">"(</text:span>見首頁<text:span text:style-name="T3">)</text:span>，因此我覺得似乎應該把原信貼出來。畢竟許多時候，文字僅認得親爹娘，只能以第一人稱敘述，就跟情書一樣，只能直接聆聽，很難<text:span text:style-name="T3"><text:s/>paraphrase (</text:span>轉述<text:span text:style-name="T3">)</text:span>，更不可能剪下來變成一種第三人稱的報導。<text:span text:style-name="T3"><text:line-break/><text:line-break/></text:span>這個第一人稱很重要，對於某些怪人來說，正是一切意義的根本。據說哲學史上使用第一人稱最多的是尼采，但我倒認為應該是維根斯坦才對。他不一定寫個<text:span text:style-name="T3"><text:s/>"</text:span>我<text:span text:style-name="T3">" </text:span>字，但我能體會他所說的，他說他<text:span text:style-name="T3"><text:s/>"</text:span>所有的文字全是私密的自言自語<text:span text:style-name="T3">"</text:span>，我的胃病，我的胸痛，我疲憊的靈魂，我的一切。<text:span text:style-name="T3"><text:line-break/><text:line-break/></text:span>我總想努力偽裝或努力學習成為一個正常人，正常人是不該在乎這些細細微微無足輕重的事的，可我就是做不到；病得很深，應該是沒有救了。<text:span text:style-name="T3"><text:line-break/><text:line-break/></text:span>屬於圖形或音符的東西，雖以文字做成，就也只能以圖形、音符的性質觀之，而無法當命題看。例如我從沒說過我準備靜站七十年。我從來不曾有過一絲那樣的念頭。可當我說站七十年、七百年、七千年或哪怕是七十七個七千年時，我倒也沒有說謊。<text:span text:style-name="T3"><text:line-break/><text:line-break/></text:span>我一直渴望當一個正常人，可卻慢慢死了這條心，終究還是只能回歸洞穴裏。面向世人的窗口就只剩這麼一點大，近乎絕望。我有許多話可說，但卻幾乎完全沒法說，沒有言論自由可言。因為一說便是一番折磨與痛苦，憑添誤解、扭曲、蹧踏與衝突，千言萬語只能說給自己聽。<text:span text:style-name="T3"><text:line-break/><text:line-break/></text:span>那些世人所謂不重要的、無足輕重的，對我恰恰重於生命，重於一整個宇宙。一個音符，如果隨便擺在哪都行，那我們還需要音樂嗎？一個筆畫，如果怎麼下都行，那我們還需要畫家嗎？一個原子跟另一個原子，如果兩者距離長短無所謂，那世上還有萬物嗎？<text:span text:style-name="T3"><text:line-break/><text:line-break/></text:span>也許你會說，沒法說就不要說，沒啥了不起。這樣講似乎沒錯，可我基本上並不相信所謂紀念若雪巴勒斯坦資訊網只是要提供資訊，講述資訊，傳遞資訊。如果我們只是要做這些，那我寧可花一點錢僱用幾名工讀生，保證可以做得比我們更好。<text:span text:style-name="T3"><text:line-break/><text:line-break/></text:span>資訊就跟散落一地的音符一樣，沒有任何意義，是一個個<text:span text:style-name="T3"><text:s/>"</text:span>作者<text:span text:style-name="T3">" </text:span>把音符編成詩歌，方才足以傳唱千年。但我對於在這喧囂島上追求這樣一種環境十分悲觀，近乎絕望。<text:span text:style-name="T3"><text:line-break/><text:line-break/></text:span>陳真<text:span text:style-name="T3"><text:line-break/>==============<text:line-break/></text:span>這回靜站來了較多人，大多不認識，也沒多少機會招呼。新來者難免尷尬，疏於招呼，只能說一回生兩回熟。<text:span text:style-name="T3"><text:line-break/><text:line-break/></text:span>這回路過拍照、詢問、質疑乃至訪談者似乎也較平常多一些。有位參與者問我許多伊拉克現況，對此我的看法是：旁人所言僅供參考，觀點總得自己去形成而無特定解答。涉及觀點的事，許多時候顯得次要，畢竟我們不是為了捍衛特定觀點而來。在一些事情上，形式比內容重要，常識大過知識，方法甚於解答。<text:span text:style-name="T3"><text:line-break/><text:line-break/></text:span>有兩位好像是巴黎大學的電影研究生（不確定有無聽錯）來拍攝，問我為何而來，我說：任何國與國、社會與社會，乃至人與人之間，衝突難免，各有觀點與立場，但重要的是不是衝突本身，而是解決衝突的方法；也許人類社會有可能朝向一個不訴諸戰爭與暴力的方向發展，我相信這個可能性的存在。也許千百年後，後世人們回顧前塵，將會對戰爭一事感到驚訝與驚骸莫名，人們竟然花了那麼多錢研發武器，殘殺同類。<text:span text:style-name="T3"><text:line-break/><text:line-break/></text:span>兩位留學生還問道，你們在這站了多久？我答進入第七個年頭。她們似乎驚訝，接著問：有媒體或政治人物來關心嗎？我說沒有。他們不解。我說靜站這事沒有新聞性，也沒什麼好關心或報導。<text:span text:style-name="T3"><text:line-break/><text:line-break/></text:span>她們又問：那你們對台灣社會有沒有產生什麼重大影響。我聽了忍不住笑出來，回答說沒有沒有，應該沒有任何影響。她們說：那你們還會繼續堅持下去嗎？我說這不需要什麼堅持，這又不難，一個月才站一次。<text:span text:style-name="T3"><text:line-break/><text:line-break/></text:span>有些東西很難做到，並不是因為它很難，而是因為太簡單，簡單到讓人很難持續去做它。我常想，一個人如果無時無刻想著一加一等於二，那他很可能有一天就會成為一名偉大的數學家。<text:span text:style-name="T3"><text:line-break/><text:line-break/></text:span>站七年是沒有多大意義的，但如果不是站七年而是站七十年、七百年、七千年<text:span text:style-name="T3">…</text:span>，也許很多事情就會變得不一樣。<text:span text:style-name="T3"><text:line-break/><text:line-break/></text:span>年少時，有一天，看了俄國塔可夫斯基的<text:span text:style-name="T3"><text:s/>‘’</text:span>犧牲<text:span text:style-name="T3">‘’ </text:span>，很感動，讓我驚訝的是我卻不知道自己究竟是被什麼東西感動。於是我來到圖書館，找到一本哲學書，翻開神秘主義那一章。也許我的哲學生涯應該從那一刻算起才對。<text:span text:style-name="T3"><text:line-break/><text:line-break/></text:span>將近三十年沒再看<text:span text:style-name="T3"><text:s/>‘’</text:span>犧牲<text:span text:style-name="T3">‘’ </text:span>這部電影，但有些片段依稀記得。似乎有個老人對小孩講起一個故事，話說很久以前有個東正教修道士，在山上種了一段枯木，已無生命跡象，但仍天天給它澆水；每日清晨登山，日落才回，日復一日，打算澆到枯木活了過來。很多年之後有一天，山頂枯木竟開滿了花。<text:span text:style-name="T3"><text:line-break/><text:line-break/></text:span>老人對小孩說，你知道故事的重點嗎？重要的是這樣一種方式；老人說，我常在心裡琢磨，如果有人每天在一定的時間做同樣一件事，也許有一天，世界就會改變。<text:span text:style-name="T3"><text:line-break/><text:line-break/></text:span>這事太玄，騙小孩也許還行，但現代人聰明得跟什麼一樣，估計不容易上當受騙。但神秘之事就像愛情，信者為真。你信它，它就存在，故事就會流傳。<text:span text:style-name="T3"><text:line-break/><text:line-break/></text:span>你給一段枯木澆水七年，估計還是一段枯木。但如果澆七百年或七千年呢？也許山頭將開滿了花也說不定。<text:span text:style-name="T3"><text:line-break/><text:line-break/></text:span>陳真<text:span text:style-name="T3"><text:s/>20140719 </text:span>於南下統聯車上</text:p>
      <text:p text:style-name="P1">Tripebuyer   |  2014.07.29 22:08   |   <text:a xlink:type="simple" xlink:href="http://palinfo.habago.org/Entry?Command=Information_PrintForum&amp;iPage=430#FORUM32490"><text:span text:style-name="T2">#</text:span></text:a></text:p>
      <text:p text:style-name="P5"><text:span text:style-name="T1">以色列暴行其实不需要借口。</text:span><text:line-break/><text:line-break/><text:span text:style-name="T1">　　</text:span>http://nymag.com/daily/intelligencer/2014/07/hamas-didnt-kidnap-the-israeli-teens-after-all.html</text:p>
      <text:p text:style-name="P1"><text:span text:style-name="T1">陳真</text:span><text:s/>  |  2014.07.28 00:59   |   <text:a xlink:type="simple" xlink:href="http://palinfo.habago.org/Entry?Command=Information_PrintForum&amp;iPage=430#FORUM32489"><text:span text:style-name="T2">#</text:span></text:a></text:p>
      <text:p text:style-name="P2">這版面後台有一隻哈巴狗，相當盡責，會把壞人擋在外面，有時連我也擋。<text:span text:style-name="T3"><text:line-break/><text:line-break/></text:span>剛剛發現後台擋了一些不該擋的人，擋很久了，剛剛才看到。例如【反以色列暴行】中文站（<text:span text:style-name="T3">Israeli Injustice</text:span>）、林惠利及<text:span text:style-name="T3">Lio</text:span>等。<text:span text:style-name="T3"><text:line-break/><text:line-break/></text:span>我請狗兄放行，牠很乖，給放了，但<text:span text:style-name="T3">Lio</text:span>卻進不來，似乎原文已被刪，但我在倉庫中仍可找到，所以幫他重新貼上，原始留言是<text:span text:style-name="T3">7/17</text:span>，這位朋友應該是在問<text:span text:style-name="T3">7/19</text:span>站樁的事。可惜時間已過。<text:span text:style-name="T3"><text:line-break/><text:line-break/></text:span>最近將舉行的活動是：<text:span text:style-name="T3"><text:line-break/><text:line-break/>7/28</text:span>（一）上午<text:span text:style-name="T3">10</text:span>點　抗議<text:span text:style-name="T3"><text:s/></text:span>美國在台協會<text:span text:style-name="T3">_</text:span>信義路<text:span text:style-name="T3"><text:line-break/><text:line-break/>8/2</text:span>（六）晚間<text:span text:style-name="T3">6</text:span>點<text:span text:style-name="T3">30</text:span>分<text:span text:style-name="T3"><text:s/></text:span>（遊行集會）<text:span text:style-name="T3"><text:line-break/><text:line-break/>8/2</text:span>的活動仍在設計中，詳細狀況會貼出在首頁。<text:span text:style-name="T3"> <text:line-break/><text:line-break/></text:span>不需要特別準備什麼東西，頂多就是注意防蚊防大太陽之類。<text:span text:style-name="T3"><text:line-break/><text:line-break/></text:span>最近狀況較多，希望其他正常留言沒被誤刪。</text:p>
      <text:p text:style-name="P1">Lio   |  2014.07.28 00:39   |   <text:a xlink:type="simple" xlink:href="http://palinfo.habago.org/Entry?Command=Information_PrintForum&amp;iPage=430#FORUM32488"><text:span text:style-name="T2">#</text:span></text:a></text:p>
      <text:p text:style-name="P3">您好<text:span text:style-name="T3"><text:s/></text:span>我希望參與本月的站樁行動<text:span text:style-name="T3">, </text:span>想請問需備哪些東西<text:span text:style-name="T3">? </text:span>謝謝。</text:p>
      <text:p text:style-name="P1"><text:span text:style-name="T1">良哲</text:span><text:s/>  |  2014.07.28 00:23   |   <text:a xlink:type="simple" xlink:href="http://palinfo.habago.org/Entry?Command=Information_PrintForum&amp;iPage=430#FORUM32487"><text:span text:style-name="T2">#</text:span></text:a></text:p>
      <text:p text:style-name="P2">雖然以色列說要延長停火時間，但因為以色列並未同意哈瑪斯的停火條件，而遭其拒絕。稍早，約莫台灣時間下午三點半，以色列以哈瑪斯發射火箭為由，再度開始轟炸加薩。在此之前，加薩的死亡人數已超過一千人<text:span text:style-name="T3">......</text:span></text:p>
      <text:p text:style-name="P1"><text:span text:style-name="T1">良哲</text:span><text:s/>  |  2014.07.27 00:02   |   <text:a xlink:type="simple" xlink:href="http://palinfo.habago.org/Entry?Command=Information_PrintForum&amp;iPage=430#FORUM32484"><text:span text:style-name="T2">#</text:span></text:a></text:p>
      <text:p text:style-name="P3">忘了加上拿相機拍照與提前半小時離去開齋的幾位朋友，這樣應該有到廿人<text:span text:style-name="T3">...</text:span></text:p>
      <text:p text:style-name="P1"><text:span text:style-name="T1">良哲</text:span><text:s/>  |  2014.07.26 23:23   |   <text:a xlink:type="simple" xlink:href="http://palinfo.habago.org/Entry?Command=Information_PrintForum&amp;iPage=430#FORUM32483"><text:span text:style-name="T2">#</text:span></text:a></text:p>
      <text:p text:style-name="P2">加薩在<text:span text:style-name="T3">12</text:span>小時的停火期間清理殘骸的過程，發現更多死者遺體，死亡人數已超過千人<text:span text:style-name="T3">...</text:span></text:p>
      <text:p text:style-name="P1"><text:span text:style-name="T1">良哲</text:span><text:s/>  |  2014.07.26 23:11   |   <text:a xlink:type="simple" xlink:href="http://palinfo.habago.org/Entry?Command=Information_PrintForum&amp;iPage=430#FORUM32482"><text:span text:style-name="T2">#</text:span></text:a></text:p>
      <text:p text:style-name="P3">一樓有一群人（安全人員？）在咖啡廳裡等著，待保全用無線電通報後，全都走出來了，但沒印象看到著制服的警察，也許有幾個。是有幾個警察在基隆路與莊敬路口，但不若以往總會那樣增派相當警力。也許是因為氣候不佳，下著雨，猜想不會有人來站？或，知道巴勒網的站樁也就只是站著而已？<text:span text:style-name="T3"><text:line-break/><text:line-break/></text:span>五點前，大概已有四五位朋友在大樓等著參與。這回也來了三位（？）穆斯林，因為巴勒網的牌子晚些才到，幸好有穆斯林朋友帶來的抗議牌子與布條，讓我們先頂著用。不知道有沒有人認真算過，好像是有<text:span text:style-name="T3">15</text:span>位上下吧？</text:p>
      <text:p text:style-name="P4"/>
      <text:p text:style-name="P1"><text:span text:style-name="T1">陳真</text:span><text:s/>  |  2014.07.26 17:41   |   <text:a xlink:type="simple" xlink:href="http://palinfo.habago.org/Entry?Command=Information_PrintForum&amp;iPage=431#FORUM32481"><text:span text:style-name="T2">#</text:span></text:a></text:p>
      <text:p text:style-name="P3">昨晚在以色列辦事處有什麼特別狀況嗎<text:span text:style-name="T3">?<text:line-break/><text:line-break/></text:span>以色列這回好像都沒在怕。笑罵由人。過去常會打電話給警政高層施壓，對於有人站在他們家門口好像很難忍受。</text:p>
      <text:p text:style-name="P1"><text:span text:style-name="T1">智巽</text:span><text:s/>  |  2014.07.26 09:08   |   <text:a xlink:type="simple" xlink:href="http://palinfo.habago.org/Entry?Command=Information_PrintForum&amp;iPage=431#FORUM32480"><text:span text:style-name="T2">#</text:span></text:a></text:p>
      <text:p text:style-name="P2">我和巴人朋友說<text:span text:style-name="T3">: "</text:span>我們會和你們站在一起。<text:span text:style-name="T3">" </text:span>這話一出口，馬上慚愧了。我到底能為巴人的苦難付出多少<text:span text:style-name="T3">? </text:span>答案是趨近於零。我也曾和他們稱兄道弟，但早已沒資格這麼做。說這些話一點意義都沒有，只是回應良哲。<text:span text:style-name="T3"><text:line-break/></text:span>我心中的巴勒網並非一匹馬拉著一輛車，而是那些想做自己的馬兒因緣際會之下而跑在一起。沒有車，只有馬，自己便是自己的負責人。雖鬆散，至少人各有志。若這個世界人人如此的話，何愁媒體控制輿論<text:span text:style-name="T3">?</text:span>謊言豈難輕易戳破<text:span text:style-name="T3">?</text:span></text:p>
      <text:p text:style-name="P1"><text:span text:style-name="T1">良哲</text:span><text:s/>  |  2014.07.26 00:30   |   <text:a xlink:type="simple" xlink:href="http://palinfo.habago.org/Entry?Command=Information_PrintForum&amp;iPage=431#FORUM32479"><text:span text:style-name="T2">#</text:span></text:a></text:p>
      <text:p text:style-name="P3">反戰反殺戮反以色列暴行，其同時，應該也是一種反自己。反自己原先的生活慣性，反自己原先服膺於主流意識形態的歷史認識。<text:span text:style-name="T3"><text:line-break/><text:line-break/></text:span>就像在這波挺加薩的討論裡，無論是拿以色列或巴勒斯坦任一方作為自我投射，或是以一種全知者的絕對高度加以鄙視進而仇猶仇閃，都有問題的。<text:span text:style-name="T3"><text:line-break/><text:line-break/></text:span>巴人的慘況，以人的暴行，都有我的份。小至生活型態，大至國家外交，都有關。<text:span text:style-name="T3"><text:line-break/><text:line-break/></text:span>生活型態改天想到再說，後頭的不先說怕會忘記。<text:span text:style-name="T3"><text:line-break/><text:line-break/></text:span>拿國家外交（好不精準的用詞，應該還有更恰當的詞彙吧？）來說。台灣自<text:span text:style-name="T3">60</text:span>年代末期與以色列開啟的合作互動，無論是瞞著美國老大哥搞核武，還是美國老大哥所允許的台以之間的軍火研發互助與交易，或是在以協助下的衛星研發等等等<text:span text:style-name="T3">...</text:span>美台以的關係其實緊密的不得了，還常常被杭士基拿來舉例，是為邪惡軸心。<text:span text:style-name="T3"><text:line-break/><text:line-break/></text:span>也許還有人會想起以色列與台灣一同和種族隔離制度下的南非曾經是互助互挺的好兄弟，但那絕不是什麼邊緣小國的情義互挺，不過都是美國老大哥的小弟而已。除了南非換了一種面貌，以台兩地，無論政黨如何輪替，到現在都還是一樣的角色。這當中，排行老大的是以色列。<text:span text:style-name="T3"><text:line-break/><text:line-break/></text:span>今日以色列無視國際輿論譴責，視國際法於無物而屢屢向巴人施以血腥暴行，難道和這一切都和台灣都和你我沒有關係？至於美國，那就更還不用說了，遠的不說，只要看看是誰持續阻止聯合國對以色列究責的<text:span text:style-name="T3">...</text:span></text:p>
      <text:p text:style-name="P1"><text:span text:style-name="T1">良哲</text:span><text:s/>  |  2014.07.25 02:30   |   <text:a xlink:type="simple" xlink:href="http://palinfo.habago.org/Entry?Command=Information_PrintForum&amp;iPage=431#FORUM32478"><text:span text:style-name="T2">#</text:span></text:a></text:p>
      <text:p text:style-name="P2">感謝<text:span text:style-name="T3"><text:s/></text:span>尾崎崇實<text:span text:style-name="T3"><text:s/></text:span>的摘要翻譯，原始文件為<text:span text:style-name="T3"><text:s/>http://www.unog.ch/unog/website/news_media.nsf/(httpNewsByYear_en)/3A2E7F28C6F779E7C1257D1E005C8F02?OpenDocument<text:line-break/><text:line-break/></text:span>「<text:span text:style-name="T3">2014</text:span>年<text:span text:style-name="T3">7</text:span>月<text:span text:style-name="T3">23</text:span>日，聯合國人權理事會召開特別會議，討論《確保含東耶路撒冷在內的巴勒斯坦被佔領土上國際法得到尊重》決議案（<text:span text:style-name="T3">A/HRC/5-21/L.1</text:span>）。<text:span text:style-name="T3"><text:line-break/><text:line-break/></text:span>決議案的主要內容是：<text:span text:style-name="T3"><text:line-break/></text:span><text:span text:style-name="T4">●</text:span>強烈譴責以色列沒有結束對巴勒斯坦領土的長期佔領；<text:span text:style-name="T3"><text:line-break/></text:span><text:span text:style-name="T4">●</text:span>用最強烈的措辭譴責以色列自<text:span text:style-name="T3">2014</text:span>年<text:span text:style-name="T3">6</text:span>月<text:span text:style-name="T3">13</text:span>日開始的軍事行動大量殺傷平民、毀壞民居和基本設施等，有可能構成國際罪行的行為，及其對國際人權和基本自由的廣泛的、有系統的和嚴重的侵犯；<text:span text:style-name="T3"><text:line-break/></text:span><text:span text:style-name="T4">●</text:span>譴責所有針對平民的暴力行為，包括火箭襲擊造成兩名以色列平民死亡的事件；<text:span text:style-name="T3"><text:line-break/></text:span><text:span text:style-name="T4">●</text:span>呼籲以色列立即終止在巴勒斯坦被佔領土上進行的軍事行動，各方終止對所有平民<text:span text:style-name="T3">——</text:span>包括對以色列平民<text:span text:style-name="T3">——</text:span>的攻擊；<text:span text:style-name="T3"><text:line-break/></text:span><text:span text:style-name="T4">●</text:span>要求以色列立即完全結束對加沙地帶的非法封鎖；<text:span text:style-name="T3"><text:line-break/></text:span><text:span text:style-name="T4">●</text:span>呼籲國際社會為加沙地帶巴勒斯坦人民提供緊急人道援助和服務；<text:span text:style-name="T3"><text:line-break/></text:span><text:span text:style-name="T4">●</text:span>對在以色列獄中的巴勒斯坦人員表達深切關注；<text:span text:style-name="T3"><text:line-break/></text:span><text:span text:style-name="T4">●</text:span>建議瑞士政府立即召開日內瓦公約締約國會議；<text:span text:style-name="T3"><text:line-break/></text:span><text:span text:style-name="T4">●</text:span>決定派遣獨立國際調查委員會，調查<text:span text:style-name="T3">2014</text:span>年<text:span text:style-name="T3">6</text:span>月<text:span text:style-name="T3">13</text:span>日以來的軍事行動所有涉嫌違反國際人道法和國際人權法的事項，並向理事會第<text:span text:style-name="T3">28</text:span>次會議報告。<text:span text:style-name="T3"><text:line-break/><text:line-break/></text:span>決議案付諸表决，參與投票的<text:span text:style-name="T3">29</text:span>國贊成，<text:span text:style-name="T3">1</text:span>國反對，<text:span text:style-name="T3">17</text:span>國棄權。決議案得以通過。<text:span text:style-name="T3"><text:line-break/><text:line-break/></text:span>贊成：阿爾及利亞、阿根廷、巴西、智利、中國、剛果、哥斯達黎加、科特迪瓦、古巴、埃塞俄比亞、印度、印度尼西亞、哈薩克、肯尼亞、科威特、馬爾代夫、墨西哥、摩洛哥、納米比亞、巴基斯坦、秘魯、菲律賓、俄羅斯聯邦、沙特阿拉伯、塞拉利昂、南非、阿聯酋、委內瑞拉、越南<text:span text:style-name="T3"><text:line-break/><text:line-break/></text:span>反對：美國<text:span text:style-name="T3"><text:line-break/><text:line-break/></text:span>棄權：奧地利、貝寧、博茨瓦納、布基納法索、捷克、愛沙尼亞、法國、加蓬、德國、冰島、意大利、日本、黑山、韓國、羅馬尼亞、前南斯拉夫馬其頓共和國、英國」</text:p>
      <text:p text:style-name="P1"><text:span text:style-name="T1">良哲</text:span><text:s/>  |  2014.07.25 00:11   |   <text:a xlink:type="simple" xlink:href="http://palinfo.habago.org/Entry?Command=Information_PrintForum&amp;iPage=431#FORUM32477"><text:span text:style-name="T2">#</text:span></text:a></text:p>
      <text:p text:style-name="P3">歡迎各方人士一同參與這次活動，只是巴勒網沒有設立臉書，也沒有為這次活動委託他人設立粉絲專頁代為召集。<text:span text:style-name="T3"><text:line-break/><text:line-break/></text:span>有人誤會臉書上相關的社群專頁是巴勒網設立的，不得不在此說明一下。也請該專頁朋友將容易讓人產生誤解的圖檔（如巴勒網首頁）與文句移除一下。拜託，感謝！</text:p>
      <text:p text:style-name="P1"><text:span text:style-name="T1">良哲</text:span><text:s/>  |  2014.07.24 23:43   |   <text:a xlink:type="simple" xlink:href="http://palinfo.habago.org/Entry?Command=Information_PrintForum&amp;iPage=431#FORUM32476"><text:span text:style-name="T2">#</text:span></text:a></text:p>
      <text:p text:style-name="P2">站樁一如往昔，我們不申請集會遊行。我們作我們該作的，警察作警察該做的。站樁時，原則上保持靜默，兩小時之間歇息十分鐘。<text:span text:style-name="T3"><text:line-break/><text:line-break/></text:span>今日唐曙到警局為晚會申請路權，但警方表示該處為禁制區，不得集會遊行。唐曙回以「我們的活動不得不辦，他們作他們該做的，我們作我們該做的，我是負責人。」<text:span text:style-name="T3"><text:line-break/><text:line-break/></text:span>我們都是負責人。不過是個晚會，既非佔領數日又無衝撞毀損，我不相信會連這樣一點表達意見的空間都不給。</text:p>
      <text:p text:style-name="P1"><text:span text:style-name="T1">陳真</text:span><text:s/>  |  2014.07.24 21:07   |   <text:a xlink:type="simple" xlink:href="http://palinfo.habago.org/Entry?Command=Information_PrintForum&amp;iPage=431#FORUM32475"><text:span text:style-name="T2">#</text:span></text:a></text:p>
      <text:p text:style-name="P3">反以攻加薩<text:span text:style-name="T3"><text:s/></text:span>巴黎萬人再示威<text:span text:style-name="T3"><text:line-break/><text:line-break/></text:span>法新社<text:span text:style-name="T3"> – 2014</text:span>年<text:span text:style-name="T3">7</text:span>月<text:span text:style-name="T3">24</text:span>日<text:span text:style-name="T3"><text:line-break/><text:line-break/><text:line-break/></text:span>（法新社巴黎<text:span text:style-name="T3">23</text:span>日電）<text:span text:style-name="T3"><text:s/></text:span>逾萬民眾今天再度走上法國巴黎街頭，抗議以色列在加薩走廊發動攻勢。當局維安森嚴，因為幾天前類似的集會活動演變成暴力和劫掠情事。<text:span text:style-name="T3"><text:line-break/><text:line-break/></text:span>警方表示，這場集會聚集約<text:span text:style-name="T3">1</text:span>萬<text:span text:style-name="T3">4500</text:span>人，不過主辦單位表示人數約達<text:span text:style-name="T3">2</text:span>萬<text:span text:style-name="T3">5000</text:span>人。<text:span text:style-name="T3"><text:line-break/><text:line-break/></text:span>法國總理瓦爾（<text:span text:style-name="T3">Manuel Valls</text:span>）說，主辦單位「保證」活動會「安全」進行後，當局批准這場遊行。<text:span text:style-name="T3"><text:line-break/><text:line-break/>1000</text:span>多名便衣和制服員警部署在遊行沿線，遊行隊伍最後停在多個政府部會坐落的榮軍院（<text:span text:style-name="T3">LesInvalides</text:span>）區。<text:span text:style-name="T3"><text:line-break/><text:line-break/></text:span>親巴勒斯坦和左翼團體除了聯合在巴黎抗議，也在里昂（<text:span text:style-name="T3">Lyon</text:span>）、土魯斯（<text:span text:style-name="T3">Toulouse</text:span>）、里爾（<text:span text:style-name="T3">Lille</text:span>）和漢斯（<text:span text:style-name="T3">Reims</text:span>）舉行示威活動。<text:span text:style-name="T3"><text:line-break/><text:line-break/></text:span>巴黎的抗議群眾示威結束後解散，少數民眾朝警方丟瓶子，警方並未以行動回應。<text:span text:style-name="T3"><text:line-break/><text:line-break/></text:span>警方消息人士說，遊行後不久，<text:span text:style-name="T3">16</text:span>人在巴黎瑪黑區（<text:span text:style-name="T3">Le Marais</text:span>）猶太社區遭到逮捕，因為他們一邊強闖<text:span text:style-name="T3">1</text:span>間餐廳一邊高喊「反猶的罵人話」。<text:span text:style-name="T3"><text:line-break/><text:line-break/></text:span>巴黎和近郊薩爾塞勒（<text:span text:style-name="T3">Sarcelles</text:span>）上週末違反當局禁令的集會活動以衝突收場，警方發射催淚瓦斯並逮捕數十人。（譯者：中央社盧映孜）</text:p>
      <text:p text:style-name="P1"><text:span text:style-name="T1">穆安</text:span><text:s/>  |  2014.07.24 20:52   |   <text:a xlink:type="simple" xlink:href="http://palinfo.habago.org/Entry?Command=Information_PrintForum&amp;iPage=431#FORUM32474"><text:span text:style-name="T2">#</text:span></text:a></text:p>
      <text:p text:style-name="P6">https://www.facebook.com/photo.php?v=681439095274271<text:line-break/><text:line-break/><text:span text:style-name="T1">分享這首曲子</text:span>!<text:span text:style-name="T1">天佑加薩</text:span></text:p>
      <text:p text:style-name="P1"><text:span text:style-name="T1">良哲</text:span><text:s/>  |  2014.07.24 18:34   |   <text:a xlink:type="simple" xlink:href="http://palinfo.habago.org/Entry?Command=Information_PrintForum&amp;iPage=431#FORUM32472"><text:span text:style-name="T2">#</text:span></text:a></text:p>
      <text:p text:style-name="P3">張翠容談加薩！<text:span text:style-name="T3"><text:line-break/></text:span>「受夠了！這不僅是一場以巴衝突，還是一場向兒童宣戰的戰爭，全球均應感到羞恥。如果以巴和平談判沒有進展，加薩繼續受到圍困，巴人看不到出路，那麼，衝突只會是永不止息。」<text:span text:style-name="T3"><text:line-break/>http://opinion.cw.com.tw/blog/profile/212/article/1662<text:line-break/></text:span></text:p>
      <text:p text:style-name="P1"><text:span text:style-name="T1">良哲</text:span><text:s/>  |  2014.07.24 16:50   |   <text:a xlink:type="simple" xlink:href="http://palinfo.habago.org/Entry?Command=Information_PrintForum&amp;iPage=431#FORUM32471"><text:span text:style-name="T2">#</text:span></text:a></text:p>
      <text:p text:style-name="P2">先把時間地點貼出來，歡迎各位參加。也還沒什麼活動抬頭，就先這樣寫吧：<text:span text:style-name="T3"><text:line-break/><text:line-break/></text:span>「停止屠殺、解除封鎖」<text:span text:style-name="T3"><text:s/></text:span>聲援加薩行動<text:span text:style-name="T3"><text:line-break/><text:line-break/>7/25</text:span>（五）下午<text:span text:style-name="T3">5-7</text:span>點<text:span text:style-name="T3"><text:s/></text:span>站樁<text:span text:style-name="T3"><text:s/></text:span>以色列駐台北經濟文化辦事處<text:span text:style-name="T3"><text:line-break/><text:line-break/>7/28</text:span>（一）上午<text:span text:style-name="T3">10</text:span>點　抗議<text:span text:style-name="T3"><text:s/></text:span>美國在台協會<text:span text:style-name="T3">_</text:span>信義路<text:span text:style-name="T3"><text:line-break/><text:line-break/>8/2</text:span>（六）晚間<text:span text:style-name="T3">6</text:span>點<text:span text:style-name="T3">30</text:span>分<text:span text:style-name="T3"><text:s/></text:span>（遊行集會）</text:p>
      <text:p text:style-name="P1"><text:span text:style-name="T1">陳真</text:span><text:s/>  |  2014.07.24 14:17   |   <text:a xlink:type="simple" xlink:href="http://palinfo.habago.org/Entry?Command=Information_PrintForum&amp;iPage=431#FORUM32470"><text:span text:style-name="T2">#</text:span></text:a></text:p>
      <text:p text:style-name="P3"><text:span text:style-name="T3">http://ppt.cc/qUHK<text:line-break/><text:line-break/></text:span>在某個意義上，台灣不像以色列。猶太人剛烈，原則性很強，喜歡知識，文化藝術鼎盛，宗教意識強烈，而台灣人猥瑣窩囊，虛榮心壓倒一切，懦弱投機，世俗，功利，看輕知識，看重出國比賽台灣之光之類或國立大學、名校考試第一名等等的所謂榮耀，兩個物種真是差很多，天壤之別，簡直是不同星球的人種。<text:span text:style-name="T3"><text:line-break/><text:line-break/></text:span>但兩者在扮演美國邪惡同盟侵害人權這一點上，卻又像雙胞胎。<text:span text:style-name="T3">Chomsky</text:span>幾十年來每次講到恐怖主義國家，以、台兩國總是他舉例的代表。<text:span text:style-name="T3"><text:line-break/><text:line-break/></text:span>說完了台、以的像與不像，但我想不出來巴、台有何一絲相似之處。性格上，巴人勇敢，台灣人懦弱到爆，巴人飽受戰火艱辛，台人養尊處優，整天吃喝玩樂追流行，帥哥辣妹爆奶講不停，歷史背景也不像，生活處境或政治處境上更看不出哪一點相似。<text:span text:style-name="T3"><text:line-break/><text:line-break/></text:span>無意冒犯，只是說心裏話。</text:p>
      <text:p text:style-name="P4"/>
      <text:p text:style-name="P1"><text:span text:style-name="T1">陳真</text:span><text:s/>  |  2014.07.24 12:35   |   <text:a xlink:type="simple" xlink:href="http://palinfo.habago.org/Entry?Command=Information_PrintForum&amp;iPage=432#FORUM32469"><text:span text:style-name="T2">#</text:span></text:a></text:p>
      <text:p text:style-name="P3">所謂淨化版面，戰爭血肉模糊的真實影像總是被刻意遮蓋或刪除，就像遮住雙眼就以為事情沒發生一樣。但我反倒要特別推薦大家睜大眼睛仔細看那幾張被隱藏、按一下才會顯現的所謂血腥畫面；猶如冰山一角，戰爭的殘暴，遠甚於此。<text:span text:style-name="T3"><text:line-break/><text:line-break/></text:span>殺豬殺牛的場面若多看幾回，也許你就不會想吃肉了。戰爭也一樣，大家修養都很好，家教高尚，眼睛看的，耳朵聽的，全都是淨化漂白過、剪輯過的，世界變得像一座兒童遊樂園那樣，很不真實。也許多看兩張照片，你對世界的美好錯覺就會修正。<text:span text:style-name="T3"><text:line-break/><text:line-break/></text:span>針對最近以巴戰火，巴勒網後台有很多討論、文章及行動。這些文字或訊息，應該搬到留言板來才對。畢竟它們全屬公眾性質，理應向不特定對象公開，彼此也好有個共鳴、共識或支援。<text:span text:style-name="T3"><text:line-break/><text:line-break/></text:span>不知情者，常會一直寫信詢問相關活動。既然有那麼多人想做點什麼，相關討論與資訊若能在留言板上公開，應該會比私下討論好。<text:span text:style-name="T3"><text:line-break/><text:line-break/></text:span>我的發言，常引起一些人的高度興趣，讓這留言板經常得被迫打烊，整修內部。往後我會盡量試著自我遮蓋、噤聲，盡量不給這留言板帶來破壞性的影響。<text:span text:style-name="T3"><text:line-break/><text:line-break/></text:span>但是，如果你沒有這樣一種困擾，不妨盡量在此言說，特別是那些屬於公眾之事、理當呼朋引類的活動或資訊，無須私下為之。<text:span text:style-name="T3"><text:line-break/><text:line-break/></text:span>這留言板，據我所知，聚集敵我等各方人馬及許多圍觀群眾每日收看，它的宣示廣告效果應該是夠的。<text:span text:style-name="T3"><text:line-break/><text:line-break/></text:span>沒見過戰爭，但殺豬殺牛的場面倒是親眼看過幾回。殺戮對象不同，但意義差不多。世事可悲，常感無言；心裏想的，卻說不出。</text:p>
      <text:p text:style-name="P1"><text:span text:style-name="T1">怡靜</text:span><text:s/>  |  2014.07.24 00:54   |   <text:a xlink:type="simple" xlink:href="http://palinfo.habago.org/Entry?Command=Information_PrintForum&amp;iPage=432#FORUM32468"><text:span text:style-name="T2">#</text:span></text:a></text:p>
      <text:p text:style-name="P6">The Atlantic <text:span text:style-name="T1">的</text:span><text:s/>In Forcus <text:span text:style-name="T1">專欄</text:span><text:s/><text:span text:style-name="T1">新聞照片集，</text:span><text:line-break/><text:line-break/><text:span text:style-name="T1">注意，有些照片十分血腥，請自行斟酌。</text:span><text:line-break/><text:line-break/>Bloody Weekend in Gaza<text:line-break/><text:line-break/>http://www.theatlantic.com/infocus/2014/07/bloody-weekend-in-gaza/100778/</text:p>
      <text:p text:style-name="P1"><text:span text:style-name="T1">良哲</text:span><text:s/>  |  2014.07.23 17:57   |   <text:a xlink:type="simple" xlink:href="http://palinfo.habago.org/Entry?Command=Information_PrintForum&amp;iPage=432#FORUM32467"><text:span text:style-name="T2">#</text:span></text:a></text:p>
      <text:p text:style-name="P3">有兩筆捐款，分別於在<text:span text:style-name="T3">6</text:span>月<text:span text:style-name="T3">10</text:span>日與<text:span text:style-name="T3">7</text:span>月<text:span text:style-name="T3">17</text:span>日匯入，請捐款者與我們聯繫，以便徵信。</text:p>
      <text:p text:style-name="P1"><text:span text:style-name="T1">良哲</text:span><text:s/>  |  2014.07.23 16:47   |   <text:a xlink:type="simple" xlink:href="http://palinfo.habago.org/Entry?Command=Information_PrintForum&amp;iPage=432#FORUM32466"><text:span text:style-name="T2">#</text:span></text:a></text:p>
      <text:p text:style-name="P2">隨著加薩的慘況在網路上傳佈，巴勒網又被眾人關注，當然也有人看到了巴勒網的小額捐款。願意贊助小冊子印刷與網站費用當然好，但目前的經費也還夠用，尚無迫切性。不要讓捐款給巴勒網這個動作，澆熄我們的義憤與行動。若真的有感於加薩，要維持住著這樣的憤愾，讓它持續着燒着：除了繼續追蹤繼續關注之外，再多要做些什麼都好，像是寫封電郵給以色列駐臺代表處，或是下載列印抗議信並加以署名後傳真給他們，當然，持續參與巴勒網的站樁活動也是。</text:p>
      <text:p text:style-name="P1"><text:span text:style-name="T1">怡靜</text:span><text:s/>  |  2014.07.21 14:43   |   <text:a xlink:type="simple" xlink:href="http://palinfo.habago.org/Entry?Command=Information_PrintForum&amp;iPage=432#FORUM32465"><text:span text:style-name="T2">#</text:span></text:a></text:p>
      <text:p text:style-name="P3">轉貼<text:span text:style-name="T3"><text:s/>MSF</text:span>新聞一則<text:span text:style-name="T3"><text:line-break/><text:line-break/>http://www.msf.hk/news/15723<text:line-break/><text:line-break/></text:span>加沙地帶︰以色列必須停止轟炸受困的平民<text:span text:style-name="T3"><text:line-break/><text:line-break/></text:span>醫療人員也受到襲擊<text:span text:style-name="T3"><text:line-break/><text:line-break/></text:span>無國界醫生今日指出，自「護刃」（<text:span text:style-name="T3">Protective Edge</text:span>）軍事行動在加沙地帶開展以來，加沙大部分傷者均為平民，而醫療人員也受到襲擊。<text:span text:style-name="T3"><text:line-break/><text:line-break/></text:span>加沙市<text:span text:style-name="T3">Ash Shuja'iyeh </text:span>在周六晚徹夜和周日早上遭到嚴重炮轟後，無國界醫生工作的什法醫院（<text:span text:style-name="T3">Al Shifa hospital</text:span>）於周日早上來到的傷者大都為婦女和兒童。無國界醫生的人員目睹數以百計的人逃離該區。無國界醫生呼籲以色列停止轟炸被困在加沙封鎖區的平民，並尊重醫療人員和設施的安全。<text:span text:style-name="T3"><text:line-break/><text:line-break/></text:span>無國界醫生加沙項目統籌柏拉爾斯（<text:span text:style-name="T3">Nicolas Palarus</text:span>）說︰「炮轟和空襲不僅激烈，亦難以預計，使無國界醫生和其他醫療人員難以出入，或提供亟需的緊急護理。」<text:span text:style-name="T3"><text:line-break/><text:line-break/></text:span>在<text:span text:style-name="T3">Ash Shuja'iyeh</text:span>受傷的平民包括一對<text:span text:style-name="T3">8</text:span>歲和<text:span text:style-name="T3">4</text:span>歲的兄弟，他們一同躺臥在什法醫院的燒燙傷深切治療部，他們因家園遭到空襲而嚴重燒傷。<text:span text:style-name="T3"><text:line-break/><text:line-break/></text:span>黎明時分，人民已經開始步行或擠上汽車逃離該區，而傷者則由救護車或自行到醫院。<text:span text:style-name="T3"><text:line-break/><text:line-break/></text:span>無國界醫生加沙醫療統籌蘭德曼（<text:span text:style-name="T3">Audrey Landmann</text:span>）說︰「搶救室有近半的嚴重個案在數分鐘內死亡，半數人需要接受緊急手術。」<text:span text:style-name="T3"><text:line-break/><text:line-break/></text:span>無國界醫生也在醫院目睹兩名輔助醫療人員死去，另外兩名則受傷，他們當時正搶救<text:span text:style-name="T3">Ash Shuja'iyeh</text:span>的傷者。另外，同日上午，一架有清晰標示的無國界醫生車輛避過了<text:span text:style-name="T3">300</text:span>米外的空襲。以色列當局早前向無國界醫生保證從埃雷茲（<text:span text:style-name="T3">Erez</text:span>）邊境前往加沙市的安全，讓一支外科隊伍能夠前往當地。<text:span text:style-name="T3"><text:line-break/><text:line-break/></text:span>柏拉爾斯說︰「醫療人員和設施必須得到尊重，不可以向救護車和醫院或附近開火。」<text:span text:style-name="T3"><text:line-break/><text:line-break/></text:span>自以色列開展地面攻擊後，受害者數目大幅增加。<text:span text:style-name="T3"><text:line-break/><text:line-break/></text:span>柏拉爾斯說︰「當局宣稱地面攻擊的目的是破壞前往以色列的隧道，但我們在地面看到的是狂轟濫炸，死者皆為平民。」<text:span text:style-name="T3"><text:line-break/><text:line-break/>3</text:span>個無國界醫生員工的家庭正在加沙市的無國界醫生手術後護理診所棲身。柏拉爾斯說︰「他們無處容身，越過邊境並不是可行的方法。聯合國的棲身處已經非常擠迫，衛生環境令人十分擔憂。」<text:span text:style-name="T3"><text:line-break/><text:line-break/></text:span>為應對緊急情況，無國界醫生正在加沙市的什法醫院提供支援，包括派出一支完整的外科隊伍，以及提供醫療設備和緊急物資，並向加沙南部和中部的中央藥庫捐贈兩批緊急物資。無國界醫生在加沙市的手術後護理中心的使用量只有<text:span text:style-name="T3">10%</text:span>至<text:span text:style-name="T3">30%</text:span>，因為激烈的轟炸令病人無法前往設施。無國界醫生在汗尤尼斯（<text:span text:style-name="T3">Khan Yunis</text:span>）的一般醫療項目受到衝突影響而中斷。無國界醫生已經在加沙工作超過<text:span text:style-name="T3">10</text:span>年，提供醫療、外科和心理健康服務，並曾應對<text:span text:style-name="T3">2009</text:span>和<text:span text:style-name="T3">2012</text:span>的緊急情況。</text:p>
      <text:p text:style-name="P1"><text:span text:style-name="T1">【反以色列暴行】中文站（</text:span>Israeli Injustice<text:span text:style-name="T1">）</text:span><text:s/>  |  2014.07.21 08:47   |   <text:a xlink:type="simple" xlink:href="http://palinfo.habago.org/Entry?Command=Information_PrintForum&amp;iPage=432#FORUM32464"><text:span text:style-name="T2">#</text:span></text:a></text:p>
      <text:p text:style-name="P2">在加薩當地時間<text:span text:style-name="T3">7</text:span>月<text:span text:style-name="T3">20</text:span>日凌晨時分，加薩當地再度經歷一場極度恐怖的大屠殺。此種屠殺過程竟是以色列藉由玩弄輿論的手段逞暴。<text:span text:style-name="T3"><text:line-break/><text:line-break/></text:span>以下轉貼自<text:span text:style-name="T3">7</text:span>月<text:span text:style-name="T3">21</text:span>日蘋果日報國際頭版：<text:span text:style-name="T3"><text:line-break/><text:line-break/></text:span>以軍屠巴人<text:span text:style-name="T3">1</text:span>天<text:span text:style-name="T3">97</text:span>死──<text:span text:style-name="T3">13</text:span>精兵陣亡<text:span text:style-name="T3"><text:s/>8</text:span>年來最慘烈<text:span text:style-name="T3"><text:line-break/><text:line-break/></text:span>以巴衝突<text:span text:style-name="T3"><text:line-break/><text:line-break/></text:span>【陳家齊╱綜合外電報導】以色列地面部隊昨凌晨對加薩發動這場戰事以來最猛烈的攻勢，造成巴人再增至少<text:span text:style-name="T3">97</text:span>死，長達<text:span text:style-name="T3">13</text:span>天的轟炸，累計造成<text:span text:style-name="T3">435</text:span>人死亡，包括小孩、記者與醫療人員。數萬居民連鞋都來不及穿，光腳逃命。而以軍也被打死<text:span text:style-name="T3">13</text:span>名精銳部隊。<text:span text:style-name="T3"><text:line-break/><text:line-break/></text:span>以軍昨凌晨猛轟加薩市東南的西傑亞、夏阿夫與土法。許多居民接到電話警告以軍將進攻，但居民瓦里德說：「砲彈不斷落下，到處是砲擊，我們一家<text:span text:style-name="T3">18</text:span>人只能縮在一間房裡。」<text:span text:style-name="T3"> <text:line-break/><text:line-break/></text:span>穿睡衣揮白旗逃亡<text:span text:style-name="T3"><text:line-break/><text:line-break/></text:span>以軍戰車與砲兵接連不斷發射砲彈，空軍持續投下炸彈，許多人受傷垂死街頭，醫護人員卻難以靠近。其他居民則冒險外出逃難，許多人在街上只穿睡衣、赤著腳，帶著幼童，邊走邊揮舞白旗。加薩當局估計昨約有<text:span text:style-name="T3">3</text:span>萬<text:span text:style-name="T3">5000</text:span>人逃往醫院、聯合國救難所等地避難。<text:span text:style-name="T3"> <text:line-break/></text:span>以軍精銳部隊戈蘭旅一輛裝甲運兵車昨在加薩遭到反戰車飛彈攻擊，<text:span text:style-name="T3">7</text:span>名以軍當場喪命，隨後的戰鬥又死亡<text:span text:style-name="T3">6</text:span>人，成為<text:span text:style-name="T3">2006</text:span>年以來以軍在單一戰鬥中陣亡最多的一次事件。這使得以軍在這場衝突中已經殉職<text:span text:style-name="T3">18</text:span>人。<text:span text:style-name="T3"><text:line-break/><text:line-break/></text:span>撤死傷停火<text:span text:style-name="T3">3</text:span>小時<text:span text:style-name="T3"><text:line-break/><text:line-break/>40</text:span>歲婦人瑪姆路克帶著老母與<text:span text:style-name="T3">2</text:span>名女兒赤腳逃到加薩市北部的希法（<text:span text:style-name="T3">Shifa</text:span>）醫院。瑪姆路克說：「砲擊一直不停，鋪天蓋地，非常恐怖。我們先是衝到街上再開始走，但家人分散了。我們找到救護車載我們來，但是我和丈夫失去聯絡！」瑪姆路克的孩子還在，不少媒體拍到另一名父親卻只能抱著被砲彈炸死的幼兒屍體在席法醫院外痛哭。<text:span text:style-name="T3"><text:line-break/></text:span>以軍宣稱西傑亞有大量通往以色列的地道，因此猛攻。醫療人員估計昨至少再增<text:span text:style-name="T3">87</text:span>死<text:span text:style-name="T3">400</text:span>傷，自以色列本月<text:span text:style-name="T3">8</text:span>日轟炸加薩走廊以來，巴人的死亡數累計達<text:span text:style-name="T3">435</text:span>人。其中攝影記者哈瑪德及救護員賈比爾更是在疏散傷患時被砲彈炸死。<text:span text:style-name="T3"><text:line-break/></text:span>哈瑪斯之前拒絕埃及的停火斡旋，但昨同意由紅十字會提出的<text:span text:style-name="T3">3</text:span>小時人道停火，以便撤走在加薩街頭的死傷者。以軍一度拒絕，還警告加薩是戰場，沒有責任保障外國記者的安全，但稍後同意停火<text:span text:style-name="T3">(</text:span>見後說明<text:span text:style-name="T3">)</text:span>。<text:span text:style-name="T3"><text:line-break/><text:line-break/>5</text:span>分之<text:span text:style-name="T3">1</text:span>死者為童<text:span text:style-name="T3"><text:line-break/><text:line-break/></text:span>以色列近兩周的空襲與砲擊，雖說是針對哈瑪斯武裝份子，卻殺了不少無辜孩子。聯合國指出，轟炸中平均<text:span text:style-name="T3">5</text:span>名死者中就有<text:span text:style-name="T3">1</text:span>人是手無寸鐵的孩童。上周五有<text:span text:style-name="T3">4</text:span>名兒童在加薩海岸的沙灘慘遭以軍艦艇砲擊打死，畫面激起全球公憤。<text:span text:style-name="T3"><text:line-break/></text:span>加薩居民伊斯梅爾絕望地倚著醫院牆壁抽泣，他<text:span text:style-name="T3">16</text:span>歲長子、<text:span text:style-name="T3">14</text:span>歲女兒及<text:span text:style-name="T3">11</text:span>歲兒子，都在睡夢中被以軍坦克砲火擊中葬身瓦礫堆。但他仍支援哈瑪斯奮戰到底：「<text:span text:style-name="T3">3</text:span>個孩子死了，我不惜再犧牲<text:span text:style-name="T3">3</text:span>個，以換取巴勒斯坦人的自由。」<text:span text:style-name="T3"><text:line-break/><text:line-break/>=================================<text:line-break/><text:line-break/></text:span>說明<text:span text:style-name="T3"><text:line-break/><text:line-break/></text:span>以軍這個對國外媒體公告的停火指令極度卑猥狡詐。在此區分兩件事：<text:span text:style-name="T3"><text:line-break/><text:line-break/>1.</text:span>從以軍放出停火指令後，以軍讓來自紅十字會的救護車進入鎮上，載送所有的死傷者。稍後，以軍捏造有哈瑪斯反擊為由<text:span text:style-name="T3">(</text:span>哈瑪斯這一段，以軍完全沒有可支持的證據<text:span text:style-name="T3">)</text:span>，濫行開火令，坦克瞄準這些救護車，全面用戰車砲砲擊，炸死車上一切傷患和救護人員。<text:span text:style-name="T3"><text:line-break/>2.</text:span>以軍單方面放出可以讓加薩民眾撤離的風聲，讓加薩民眾誤以為可以撤離，接著等加薩民眾全面走到大街上時，前述濫行開火令生效，以軍對準加薩群眾瘋狂砲擊，當場殺死大量加薩平民。<text:span text:style-name="T3"><text:line-break/><text:line-break/></text:span>證據：<text:span text:style-name="T3"><text:line-break/><text:line-break/>1.</text:span>摘自一位英國記者的推特<text:span text:style-name="T3"><text:s/>https://twitter.com/millerC4<text:line-break/></text:span>兩小時的『人道停火』是讓疏運最後傷者的車輛全數從<text:span text:style-name="T3">Shajaiyah(</text:span>加薩行政區之一<text:span text:style-name="T3">)</text:span>離去，讓這裡化作地獄。<text:span text:style-name="T3">Shifa(</text:span>當地最大醫院<text:span text:style-name="T3">)</text:span>的醫療援助可說是斷絕了。<text:span text:style-name="T3"><text:line-break/>the two hour truce is to allow evacuation of wounded from Shajaiyah and retrieval of dead. Docs at Shifa were "overwhelmed"<text:line-break/>(</text:span>來自半島電視台阿拉伯地區現場<text:span text:style-name="T3">)</text:span>以色列軍人允諾停火，讓撤離傷患的車輛通過，接著對這些車輛展開攻擊。<text:span text:style-name="T3"><text:line-break/>Al-Jazeera Arabic Live TV reports that Israeli forces attacked car helping evac wounded from Shajaiyah during agreed truce.<text:line-break/><text:line-break/>2.</text:span>摘錄自在加薩服務的挪威醫生之說法<text:span text:style-name="T3">(</text:span>來源<text:span text:style-name="T3"><text:s/></text:span>香港記者陳婉容臉書<text:span text:style-name="T3">https://www.facebook.com/sherrychanyy)<text:line-break/>"</text:span>有目擊者稱，以色列軍隊告訴加沙某地區的巴人，他們可以「安全撤離」，但當巴人老幼婦孺踏出家門，以色列軍隊即時用坦克掃射。<text:span text:style-name="T3">"<text:line-break/><text:line-break/></text:span>以色列這種玩弄輿論來濫行屠殺的行動，可說是他們史上最邪惡的作為，有人形容其殘暴程度已經超過了<text:span text:style-name="T3">2008</text:span>年底開始的那場加薩大屠殺。<text:span text:style-name="T3"><text:line-break/><text:line-break/></text:span>我們要再度上街抗議。上次的人數不夠。我們是不是應該學學英國、德國、澳洲、比利時等等歐陸國家，讓我們一起串聯遊行式大抗議？<text:span text:style-name="T3"><text:line-break/><text:line-break/></text:span>以色列大使館永遠都不理我們。我們不用強求了，不用再逼大使出面了。<text:span text:style-name="T3"><text:line-break/><text:line-break/>=================================<text:line-break/><text:line-break/></text:span>我們一起來宣傳對以色列的大抵制：<text:span text:style-name="T3"><text:line-break/>http://www.inmediahk.net/node/1024542?fb_action_ids=10152342900703547&amp;fb_action_types=og.likes<text:line-break/><text:line-break/></text:span>結束以巴衝突<text:span text:style-name="T3"><text:s/></text:span>聯署要求企業向以色列撤資<text:span text:style-name="T3"><text:line-break/><text:line-break/></text:span>編按：短短五小時的停火協議剛結束，以色列隨即派遣地面步隊入侵巴勒斯坦地區。作為全球公民，我們可以如何參與事件？有網站正發動全球聯署，要求歐美銀行和企業，停止向以色列提供技術或資金，阻止它繼續進行殖民行動。聯署已獲超過<text:span text:style-name="T3">12</text:span>萬全球民眾支持。<text:span text:style-name="T3"><text:line-break/><text:line-break/></text:span>請即參與聯署<text:span text:style-name="T3"><text:line-break/></text:span>聯署信中譯如下（標題為編輯所加）：<text:span text:style-name="T3"><text:line-break/><text:line-break/></text:span>新一輪以巴衝突已有多名巴勒斯坦孩子被殺害。單單呼籲另一次停火並不足夠，是時候採取行動，結束這場數十年的漫長噩夢。<text:span text:style-name="T3"> <text:line-break/><text:line-break/></text:span>我們的政府都失敗了－－雖然他們展開和談，並通過聯合國決議案。但他們和商業機構不斷透過援助、貿易和投資，變相使暴力事件繼續發生。要阻止以色列侵佔巴勒斯坦土地、巴人家庭無辜受害、哈馬斯發射火箭，以色列轟炸加沙<text:span text:style-name="T3">……</text:span>要終結這地獄般的惡性循環，唯一方法是透過強硬的經濟手段，讓雙方無法承受高昂的代價。<text:span text:style-name="T3"> <text:line-break/><text:line-break/></text:span>我們知道，歐盟國家發出指引，拒絕向以色列非法的猶太殖民區提供資金，而引起內閣地震。當公民成功說服荷蘭養老金（<text:span text:style-name="T3">PGGM</text:span>）撤資，已經創造另一政治風暴。或許大家不會覺得這是直接方法停止當前的殺戮，但歷史告訴我們，提高壓迫者的財務成本能開拓通往和平的道路。如果我們都採取行動，例如致電<text:span text:style-name="T3">6</text:span>間主要的銀行、養老基金和企業，向他們施壓，促使它們拒絕向以色列提供資金。以色列的經濟必然受到衝擊，有機會扭轉劣勢。<text:span text:style-name="T3"> <text:line-break/><text:line-break/></text:span>根源是以色列入侵巴人國土<text:span text:style-name="T3"><text:line-break/><text:line-break/></text:span>過去五星期，三名以色列少年在西岸被殺害，一名巴勒斯坦男孩被活活燒死，一個美國小童被以色列警察殘暴毆打，現時超過<text:span text:style-name="T3">40</text:span>名加沙兒童在以色列空襲中死亡。這不是「中東衝突」，而是一場關乎兒童的戰爭。我們面對這全球性的恥辱，卻逐漸變得麻木。<text:span text:style-name="T3"> <text:line-break/><text:line-break/></text:span>媒體將以巴衝突描繪成雙方的責任，但事實並非如此。巴勒斯坦極端分子對無辜平民發動攻擊，當然要受到譴責，及盡早停止這些暴行，不過雙方衝突的根源在於別處：巴勒斯坦人民的土地遭到剝奪。以色列目前佔據巴人國土－－一個已獲聯合國確認的合法、理應自由的國家－－在那裏建設殖民地、不時轟炸、施襲，又控制當地食水、貿易和邊界。以色列把加沙打造世界上最大的露天監獄，並且封鎖它。現在，即使炸彈聚落，巴人家庭理論上無辦法可逃。<text:span text:style-name="T3"> <text:line-break/><text:line-break/></text:span>我們不接受戰爭罪行在任何地方發生，為什麼卻接受它在巴勒斯坦出現？半個世紀前，以色列與其阿拉伯鄰國發動戰爭，佔領約旦河西岸和加沙地帶。戰爭結束後，以方長期擴張其領土。但沒有軍事佔領應該變成一場十年的長期暴政，變相助長極端份子以恐怖手段向無辜平民襲擊。最後誰是受害者？是以巴雙方大多數熱愛自由及和平的恩愛家庭。<text:span text:style-name="T3"> <text:line-break/><text:line-break/></text:span>以經濟手段促成以巴和平<text:span text:style-name="T3"><text:line-break/><text:line-break/></text:span>對許多人來說，尤其是歐美地區，要求企業撤回對以色列的融資或參與以色列佔據巴國的軍事行動，聽起來充滿偏見。事實絕非如是。這是最有效的非暴力策略來結束這場暴力行為，確保以色列的安全和實現巴勒斯坦的自由。以色列的權力和財富遠超於巴勒斯坦，如果它拒絕停止非法佔領，全球必須採取行動，使以色列付上難以承受的代價。<text:span text:style-name="T3"> <text:line-break/><text:line-break/></text:span>荷蘭養老基金（<text:span text:style-name="T3">ABP</text:span>）投資以色列銀行，為以色列的殖民行為提供資金。大型銀行如巴克萊投資以色列的武器供應商和參與佔領行動的企業。電腦巨掣惠普（<text:span text:style-name="T3">Hewlett-Packard</text:span>）提供先進的竊聽技術，助以方監控巴人活動。卡特彼勒（<text:span text:style-name="T3">Caterpillar</text:span>）則提供推土機，來拆卸巴人家園和農場。如果我們能夠形成有史以來最大的全球呼籲，要求這些企業退出，我們將清楚地表明，全世界都不認同這流血事件。巴勒斯坦人和進步的以色列人正向全球呼籲大家支持。<text:span text:style-name="T3"><text:line-break/><text:line-break/></text:span>請即參與聯署：<text:span text:style-name="T3">https://secure.avaaz.org/en/israel_palestine_this_is_how_it_ends_loc/?tCOxZcb<text:line-break/><text:line-break/>=================================<text:line-break/><text:line-break/></text:span>昨日的以色列是徹底的無法無天、喪盡天良。今天我們非大抗議不可！讓我們為加薩共同申冤、以群眾的呼喊還他們一個公理正義的可能！<text:span text:style-name="T3"><text:line-break/><text:line-break/></text:span>我是【反以色列暴行】中文站。我的目標是：讓大家看見在一手遮天的以色列霸權下整個世界如何被扭曲。感謝貴站瀏覽我的信息，讓我們一同找回巴勒斯坦人從未獲得的公理正義。</text:p>
      <text:p text:style-name="P1"><text:span text:style-name="T1">秉叡</text:span><text:s/>  |  2014.07.18 05:27   |   <text:a xlink:type="simple" xlink:href="http://palinfo.habago.org/Entry?Command=Information_PrintForum&amp;iPage=432#FORUM32463"><text:span text:style-name="T2">#</text:span></text:a></text:p>
      <text:p text:style-name="P3">轉自<text:span text:style-name="T3"><text:s/>Abdullah in Taiwan </text:span>認識穆斯林與伊斯蘭議題之窗<text:span text:style-name="T3"><text:line-break/><text:line-break/></text:span>【追蹤巴勒斯坦現況】<text:span text:style-name="T3"><text:line-break/><text:line-break/><text:line-break/>https://www.facebook.com/FreePalestine2016?ref=stream<text:line-break/>https://www.facebook.com/TeamPalestina?fref=ts<text:line-break/>==================================<text:line-break/></text:span>多少世紀以來，阿拉伯人平靜的居住在中東地區，十字軍東征時，他們保護過猶太人，宗教改革期間，他們曾庇護新教基督徒。為什麼我們不問，這樣一個民族、這樣的歷史，是如何成為今日的「恐佈份子」？當家園被奪走、尊嚴被剝奪，列強踩入他們的土地，踐踏信仰與文化時，我們能夠苛責他們沒堅守非暴力抗爭守則嗎？以巴衝突中，不乏帶著孩子赴死的婦女炸彈客，這是喪心病狂，還是走投無路？「天國」裡可沒有黃金珍寶和一堆處女在等著她們，她們背上炸彈前，已經因為空襲、街頭交火、醫藥糧食的匱乏，失去了父親、丈夫、孩子。<text:span text:style-name="T3"><text:line-break/><text:line-break/></text:span>以色列不該是基督徒該支持的對象！請不要被宗教右派利用，相信沒有根據亂解的「預言」，這些只會成就強權的私心私利，成就了事不關己、自以為了解上帝旨意的優越感。如今以色列以國家之力對巴勒斯坦人所做的，與二戰期間納粹對他們所做又有何異？只是比較緩慢的殘忍而已。如果你信的是公義的上帝，祂必定垂聽巴勒斯坦人的苦難，也必定責備以色列。耶穌基督的福音是給世人的，祂的再來，必然不是建立在流無辜之人的血的前提上，自稱基督徒者，不該站在滿手血腥、受英美強權扶植的以色列人那邊。<text:span text:style-name="T3"><text:line-break/>=============================<text:line-break/><text:line-break/></text:span>有人質疑之前貼的「以色列議員恐怖言論」的真實性。<text:span text:style-name="T3"><text:line-break/><text:line-break/></text:span>這邊還有另外一篇報導「以色列議員在臉書上呼籲屠殺巴勒斯坦人，得到上千人讚。」<text:span text:style-name="T3">(Israeli lawmaker’s call for genocide of Palestinians gets thousands of Facebook likes)<text:line-break/><text:line-break/></text:span>該文報導，該議員呼籲執行種族屠殺，因為「整個巴勒斯坦人都是敵人，包含老人與婦女。」她呼籲屠殺巴勒斯坦婦女，因為這些婦女會生出一群蛇窩。<text:span text:style-name="T3"><text:line-break/><text:line-break/>http://electronicintifada.net/blogs/ali-abunimah/israeli-lawmakers-call-genocide-palestinians-gets-thousands-facebook-likes<text:line-break/>===============================<text:line-break/></text:span>巴勒斯坦民族歌手<text:span text:style-name="T3"><text:s/></text:span><text:span text:style-name="T5">محمد</text:span><text:span text:style-name="T3"><text:s/></text:span><text:span text:style-name="T5">عساف</text:span><text:span text:style-name="T3"><text:s/>Mohammed Assaf</text:span>聲援加薩<text:span text:style-name="T3"><text:line-break/><text:line-break/>Mohammed Assaf</text:span>的個人簡介，請參閱以下中文連結。<text:span text:style-name="T3"><text:line-break/>http://kisswater.pixnet.net/blog/post/32311579<text:line-break/><text:line-break/>https://www.youtube.com/watch?feature=player_embedded&amp;v=WQo1QNj5AIE<text:line-break/>==============================<text:line-break/></text:span>【哈馬斯或巴勒斯坦人可能放棄武裝抵抗嗎？】<text:span text:style-name="T3"><text:line-break/><text:line-break/></text:span>哈馬斯在<text:span text:style-name="T3">2006</text:span>年<text:span text:style-name="T3">1</text:span>月，透過民主選舉，成為國會<text:span text:style-name="T3">(PLC)</text:span>第一大黨。哈馬斯有民意基礎，因此是不可能放棄武裝抵抗，或是接受當前的兩國方案，因為一旦接受，代表哈馬斯將與法塔沒什麼不同，也背離人民的信託。更嚴重的是，假如哈馬斯接受兩國方案，代表放棄難民回歸權的原則，以及承認以色列的合法性，這會讓巴勒斯坦人從此信心崩潰，面對的將是以色列的永遠殖民壓迫。<text:span text:style-name="T3"><text:line-break/><text:line-break/></text:span>但這些只是假設性問題，目前並不會有這些疑慮。而且巴勒斯坦武裝團體不只哈馬斯一個，除了伊斯蘭聖戰組織之外，還有許多不知名的團體，萬一哈馬斯放棄武裝抵抗，這些團體是不會受哈馬斯的約束，持續堅持武裝抵抗的必要性，而且說不定還更得到群眾的支持。<text:span text:style-name="T3"><text:line-break/><text:line-break/></text:span>現在這個局面，巴勒斯坦人只有兩條路，不是投降，就是繼續抵抗。根據歷史法則，巴勒斯坦人即使面對以色列大規模的屠殺，他們依舊堅信勝利最後是站在他們這一方，總有一天會結束以色列的佔領。<text:span text:style-name="T3"><text:line-break/><text:line-break/></text:span>巴勒斯坦人只能自救，他們很清楚，不會有什麼外人可以幫助他們。西方民間力量頂多是道德上的支持。至於西方政府，就不用說了，還是老樣子，強力站在以色列這一方。那阿拉伯國家呢？更不用指盼這些海灣國家，他們根本不在意巴勒斯坦人的死活。這就是殘酷的現實，在結構現實主義的架構之下，唯有抵抗，是巴勒斯坦人維護他們尊嚴、結束佔領與爭取權利的方式，即使所付出的代價非常沈重。<text:span text:style-name="T3"><text:line-break/>===================================<text:line-break/></text:span>【以色列的「巴勒斯坦恐怖主義」論述（重點摘要）】<text:span text:style-name="T3"><text:line-break/><text:line-break/></text:span>作者：以色列歷史學者<text:span text:style-name="T3">Ilan Pappe<text:line-break/><text:line-break/></text:span>原文出處：<text:span text:style-name="T3">Ilan Pappe, “Deterrorising the Palestinian national struggle the roadmap to peace”, Critical Studies on Terrorism. Vol. 2, No. 2, (August, 2009) pp. 127-146.<text:line-break/><text:line-break/></text:span>以下為中文重點摘要<text:span text:style-name="T3"><text:line-break/><text:line-break/></text:span>以色列建國之前（<text:span text:style-name="T3">1948</text:span>年前），猶太復國主義者<text:span text:style-name="T3">(Zionist)</text:span>早將巴勒斯坦人稱為「恐怖份子」。這種巴勒斯坦人等於恐怖份子的形象，由以色列媒體廣泛傳播，以及學術建制化。<text:span text:style-name="T3"><text:line-break/><text:line-break/></text:span>本文嘗試追溯以色列妖魔巴勒斯坦抵抗運動的歷史、並解構「巴勒斯坦恐怖主義」的根源，以及分析「恐怖主義」對近年來和平進程的影響。從以色列的角度來看，以色列將巴勒斯坦的暴力視為一種恐怖現象，是為了製造恐怖所產生暴力，或者是為ㄧ種文化病態。<text:span text:style-name="T3"><text:line-break/><text:line-break/></text:span>「巴勒斯坦恐怖主義」的製作地點發生在以色列的政府部門、學術界、媒體、軍隊以及市民社會中，這些機構都塑造巴勒斯坦人的負面形象。「巴勒斯坦恐怖主義」不僅是巴勒斯坦政治文化的ㄧ部份，同時也是來自伊斯蘭宗教。<text:span text:style-name="T3"><text:line-break/><text:line-break/></text:span>「巴勒斯坦恐怖主義」的塑造來自三個階段，第一是以色列建國之前<text:span text:style-name="T3">(Before 1948)</text:span>。第二是<text:span text:style-name="T3">PLO</text:span>放棄恐怖主義，接受奧斯陸和平進程的階段<text:span text:style-name="T3">(1993-2000)</text:span>。最後則是哈馬斯在<text:span text:style-name="T3">21</text:span>世紀的興起，被解釋為以巴和平無望的根源。<text:span text:style-name="T3"><text:line-break/><text:line-break/>1. </text:span>歷史上的巴勒斯坦恐怖主義<text:span text:style-name="T3"><text:line-break/><text:line-break/></text:span>以色列建國前，猶太復國主義開始塑造巴勒斯坦恐怖主義。在英國託管統治的<text:span text:style-name="T3">1930</text:span>年代，「猶太學校」在希伯倫<text:span text:style-name="T3">(Hebron)</text:span>建立。猶太復國主義者利用實證主義方法與相關史料建立復國主義者論述根據。這種根據是有科學證據，能抵擋巴勒斯坦人與非復國主義者的挑戰。但復國主義的歷史論述乃是結合意識形態、學術民族中心主義<text:span text:style-name="T3">(scholarly ethnocentricity)</text:span>以及憑經驗法則。<text:span text:style-name="T3"><text:line-break/><text:line-break/></text:span>復國主義者的經驗法則是很早將巴勒斯坦人每筆抵抗活動，都記錄為恐怖行動，透過學術體系，將這種歷史論述建構化，成為以色列人的民族集體記憶，並否認巴勒斯坦人的民族活動。這種科學與經驗法則讓復國主義者聲稱巴勒斯坦是他們的土地。這種論述ㄧ直到<text:span text:style-name="T3">1980</text:span>年晚期才受到挑戰，如質疑<text:span text:style-name="T3">1948</text:span>年的戰爭。那段期間，以色列否認驅逐巴勒斯坦人以及其種族清洗的政策<text:span text:style-name="T3">(the Ethnic cleansing)</text:span>。但至今，復國主義者的傳統歷史論述仍是以色列歷史的主流，仍然將巴勒斯坦人的恐怖主義納入其中。<text:span text:style-name="T3"><text:line-break/><text:line-break/>2. </text:span>製造巴勒斯坦的恐怖歷史<text:span text:style-name="T3"><text:line-break/><text:line-break/></text:span>傳統復國主義的歷史假定，每個巴勒斯坦人對抗復國主義的行為都是恐怖主義，但是非復國主義者<text:span text:style-name="T3">(Non-Zionist)</text:span>的論述，是將復國主義視為ㄧ種殖民計畫，或是結合民族主義。這些非復國主義者，將巴勒斯坦抵抗運動視為ㄧ種抵抗殖民主義的現象，而非是恐怖主義。<text:span text:style-name="T3"><text:line-break/><text:line-break/>3. </text:span>國家前的恐怖主義<text:span text:style-name="T3"><text:line-break/><text:line-break/></text:span>復國主義的恐怖主義論述始於<text:span text:style-name="T3">1917</text:span>年，結合英國貝爾福宣言<text:span text:style-name="T3">(Balfour declaration)</text:span>。<text:span text:style-name="T3"><text:line-break/><text:line-break/></text:span>英國委任託管時期<text:span text:style-name="T3">(1922-1948)</text:span>，最厲害的巴勒斯坦恐怖份子是<text:span text:style-name="T3">Izz al-Din al-Qassam</text:span>，他在<text:span text:style-name="T3">1930</text:span>年代率領群眾抵抗英國官員以及猶太屯墾者。最後，聯合國於<text:span text:style-name="T3">1947</text:span>年<text:span text:style-name="T3">11</text:span>月<text:span text:style-name="T3">29</text:span>日提出分治計畫後（ㄧ邊ㄧ國），但因巴勒斯坦人的拒絕，復國主義者視其為ㄧ種恐怖主義的表徵。<text:span text:style-name="T3"><text:line-break/><text:line-break/>1947</text:span>年<text:span text:style-name="T3">2</text:span>月到<text:span text:style-name="T3">1948</text:span>年<text:span text:style-name="T3">2</text:span>月的期間，巴勒斯坦發生種族清洗，猶太復國主義者有計劃地執行驅離與殺戮政策，這在今日視為人道罪行，然而傳統復國主義歷史論述不承認<text:span text:style-name="T3">1948</text:span>年的種族清洗政策。在以色列今日官方與學術界的論述下，過去巴勒斯坦人的恐怖主義是由於伊斯蘭、阿拉伯政治文化與反閃族氣氛而塑造而成，與以色列沒有關係。<text:span text:style-name="T3"><text:line-break/><text:line-break/>4.1960-1970</text:span>年代的「巴勒斯坦恐怖主義」與<text:span text:style-name="T3">1990</text:span>年代的去恐怖化<text:span text:style-name="T3">(de-terrorised)</text:span>。<text:span text:style-name="T3"><text:line-break/><text:line-break/>1967</text:span>年到<text:span text:style-name="T3">1974</text:span>年間，隨者第三世界革命理論的影響，巴人武裝抵抗被視為唯一結束以色列佔領的手段。巴人組織如<text:span text:style-name="T3">DFLP</text:span>與<text:span text:style-name="T3">PFLP</text:span>左派政黨，透過劫機行動，或是巴人游擊隊滲透西岸等活動都被視為恐怖活動。直到<text:span text:style-name="T3">1993</text:span>年奧斯陸進程開始，巴勒斯坦解放組織<text:span text:style-name="T3">(PLO)</text:span>首次被以色列視為合法的政治參與者，並去恐怖化<text:span text:style-name="T3">(de-terrorised)</text:span>。但隨者和平進程的崩潰，以色列學術界、新聞媒體與政治人物，開始感到後悔，認為承認<text:span text:style-name="T3">PLO</text:span>乃是ㄧ種錯誤，於是巴勒斯坦人又再度成為「恐怖份子」。<text:span text:style-name="T3"><text:line-break/><text:line-break/>5. </text:span>以色列的知識軍事化<text:span text:style-name="T3">(The militarization of knowledge)<text:line-break/><text:line-break/></text:span>軍隊在以色列社會占有重要地位，是其建國塑造者與民族認同的根源。軍方影響到以色列內政與外交政策，掌控以色列經濟、政治、行政與文化等面項。以色列媒體很早受到軍方影響。軍事記者幫助以色列塑造英雄神話。媒體阻絕接受任何批判與其他新思維。<text:span text:style-name="T3"><text:line-break/><text:line-break/></text:span>以色列媒體過去是完全臣服於軍方的掌控，直到奧斯陸進程<text:span text:style-name="T3">(1993-2000)</text:span>，首次有媒體編輯與記者拒絕將其報導交給軍方審查，但是隨者以色列總理拉賓<text:span text:style-name="T3">(Rabin)</text:span>的暗殺身亡、內坦尼亞胡<text:span text:style-name="T3">(Netanyahu)</text:span>的第一任期<text:span text:style-name="T3">(1996-1999)</text:span>以及之後的夏隆政府<text:span text:style-name="T3">(Sharon, 2000-2006)</text:span>，以色列媒體完全受到軍方的掌控，甚至在歐默特<text:span text:style-name="T3">(Olmert, 2006)</text:span>時期更為明顯。當第二次巴人起義爆發<text:span text:style-name="T3">(Al-Aqsa Intifada)</text:span>之後，以色列媒體與學術界缺乏批判本質，媒體自我高度審查與事實的扭曲，將巴人抗爭運動視為重回恐怖主義的老路。<text:span text:style-name="T3"><text:line-break/><text:line-break/>6. </text:span>巴勒斯坦恐怖主義的迷思<text:span text:style-name="T3"><text:line-break/><text:line-break/></text:span>以色列塑造巴勒斯坦恐怖主義出現四點迷思。每個迷思都是由以色列軍方透過「事實」建構而成。<text:span text:style-name="T3"><text:line-break/><text:line-break/></text:span>第一，<text:span text:style-name="T3">2000</text:span>年大衛營和平談判的<text:span text:style-name="T3">(Camp David)</text:span>迷思。第二，巴勒斯坦人起義迷思，以色列認為這是恐怖行動而非人民示威。<text:span text:style-name="T3"><text:line-break/><text:line-break/></text:span>第三，以色列軍方遵守人道法的迷思。事實上以色列軍方射殺非武裝示威者的消息從未在以色列媒體中出現。第四個迷思是<text:span text:style-name="T3">911</text:span>事件之後，以色列將<text:span text:style-name="T3">PLO</text:span>與哈馬斯視為國際恐怖活動的ㄧ員，與蓋達組織沒有不同。從過去到現在，以西方為主導的和平進程，從未從巴勒斯坦人的歷史傷痕與共同記憶納入考量，而是不經思索將任何巴人抵抗活動視為ㄧ種恐怖行動，破壞和平進程。<text:span text:style-name="T3"><text:line-break/><text:line-break/></text:span>以色列與部份西方的學術界、媒體、軍事專家與政治人物持續將巴勒斯坦民族主義視為ㄧ種恐怖主義的論述。這種論述是當今以巴之間遲遲無法達成諒解的主要阻礙。<text:span text:style-name="T3"><text:line-break/><text:line-break/></text:span>只有解構以色列的「巴勒斯坦恐怖主義」論述才能減少這種傷害。因此，唯有透過研究，將復國主義視為<text:span text:style-name="T3">19</text:span>世紀興起的殖民主義現象，並將今日的以色列視為殖民政府，才能將巴勒斯坦抵抗活動去恐怖化與賦予人性。假如有人堅持以巴衝突是恐怖主義的範例，那麼「以色列國家恐怖主義」在今日則是學術界缺乏的ㄧ項研究領域。<text:span text:style-name="T3"><text:line-break/>================================<text:line-break/></text:span>【反以色列暴行】中文站（<text:span text:style-name="T3">Israeli Injustice</text:span>）<text:span text:style-name="T3"><text:line-break/></text:span>非營利組織<text:span text:style-name="T3"><text:line-break/>https://www.facebook.com/israelinjustice?fref=ts</text:span></text:p>
      <text:p text:style-name="P1"><text:span text:style-name="T1">秉叡</text:span><text:s/>  |  2014.07.18 05:18   |   <text:a xlink:type="simple" xlink:href="http://palinfo.habago.org/Entry?Command=Information_PrintForum&amp;iPage=432#FORUM32462"><text:span text:style-name="T2">#</text:span></text:a></text:p>
      <text:p text:style-name="P6"><text:span text:style-name="T1">轉自</text:span><text:s/>Abdullah in Taiwan <text:span text:style-name="T1">認識穆斯林與伊斯蘭議題之窗</text:span><text:line-break/><text:line-break/><text:line-break/><text:span text:style-name="T1">【整理以色列官方說法，並提出反駁論點。】</text:span><text:line-break/><text:line-break/><text:span text:style-name="T1">這邊整理一些支持或是同情以色列的說法。小編提供其他資訊，若是想要了解，而不是人云亦云，請參閱這些資訊，自行判斷。</text:span><text:line-break/><text:line-break/><text:span text:style-name="T1">不過，其實也不需要花額外時間，看這些反駁以色列的解釋，因為回到原點，以色列的官方說法，只是要掩飾對巴勒斯坦人的非法佔領與封鎖，以及合理化屠殺巴勒斯坦平民的行徑。</text:span><text:line-break/><text:line-break/>---------------<text:line-break/><text:span text:style-name="T1">同情以色列的說法：</text:span><text:line-break/><text:line-break/>1. <text:span text:style-name="T1">以色列有權自衛，因為這是上帝給他們的土地。（屬於信仰議題，不知道該如何解釋起。）</text:span><text:line-break/><text:line-break/><text:span text:style-name="T1">回應</text:span>1<text:span text:style-name="T1">：</text:span>Noam Sheizaf, 'Why I object to this military campaign, even as missiles fall on my city,' <text:line-break/>http://972mag.com/why-i-object-to-this-military-campaign-even-as-missiles-fall-on-my-city/93246/<text:line-break/><text:line-break/><text:span text:style-name="T1">回應</text:span>2<text:span text:style-name="T1">：</text:span>'Is Gideon Levy the most hated man in Israel or just the most heroic?'<text:line-break/>http://www.independent.co.uk/news/world/middle-east/is-gideon-levy-the-most-hated-man-in-israel-or-just-the-most-heroic-2087909.html<text:line-break/><text:line-break/><text:span text:style-name="T1">回應</text:span>3: Ben White, 'Israel’s war on the Palestinian people in Gaza, 'https://www.middleeastmonitor.com/articles/debate/12712-israels-war-on-the-palestinian-people-in-gaza<text:line-break/><text:line-break/><text:span text:style-name="T1">回應</text:span>4: Haidar Eid, 'Gaza: Signposts on the road to liberation,'<text:line-break/>http://electronicintifada.net/content/gaza-signposts-road-liberation/13554<text:line-break/><text:line-break/><text:span text:style-name="T1">回應</text:span>5: Sam Hamad, 'Operation Protective Edge: Reading between the lines,' https://www.middleeastmonitor.com/articles/middle-east/12819-operation-protective-edge-reading-between-the-lines<text:line-break/><text:line-break/><text:span text:style-name="T1">回應</text:span>7: Hamid Dabashi, 'Does Hamas provoke Israel to attack Gaza?,' http://www.aljazeera.com/indepth/opinion/2014/07/hamas-provoke-israel-attack-201471512246535512.html<text:line-break/><text:line-break/>2. <text:span text:style-name="T1">哈馬斯綁架西岸猶太青年，並率先發動戰爭，威脅以色列。或是說，巴勒斯坦人在執行恐怖主義。</text:span><text:line-break/><text:line-break/><text:span text:style-name="T1">回應</text:span>1<text:span text:style-name="T1">：</text:span>Ilan Pappe, 'Israel’s incremental genocide in the Gaza ghetto'<text:line-break/>http://electronicintifada.net/content/israels-incremental-genocide-gaza-ghetto/13562<text:line-break/><text:line-break/><text:span text:style-name="T1">回應</text:span>2<text:span text:style-name="T1">：</text:span>RANA BAKER ,'Rejecting victimhood: the case for Palestinian resistance,'<text:line-break/>http://opendemocracy.net/arab-awakening/rana-baker/rejecting-victimhood-case-for-palestinian-resistance<text:line-break/><text:line-break/><text:span text:style-name="T1">回應</text:span>3: Ramzy Baroud, 'Israel Awakens the Palestine It Tried to Crush'<text:line-break/>http://www.palestinechronicle.com/israel-awakens-the-palestine-it-tried-to-crush/#.U8apQo1dWor<text:line-break/><text:line-break/>3. <text:span text:style-name="T1">哈馬斯使用人肉盾牌，要他們的孩童去死。</text:span><text:line-break/><text:line-break/><text:span text:style-name="T1">回應</text:span>1<text:span text:style-name="T1">：</text:span>Abu Yazan, 'Is Hamas using people as human shields?'<text:line-break/>https://www.facebook.com/abu.yazan.gaza/posts/10203458512854725<text:line-break/><text:line-break/><text:span text:style-name="T1">回應</text:span>2 "Human shields". From Amnesty International's report into the 2008/'09 massacre ('Operation Cast Lead'),<text:line-break/>https://www.facebook.com/photo.php?fbid=10100954134469040&amp;set=a.712225871850.2443859.36914170&amp;type=1&amp;theater<text:line-break/><text:line-break/>4. <text:span text:style-name="T1">台灣要獨立，不能得罪以色列。得罪以色列，等於會得罪美國。（不知道從何解釋）</text:span><text:line-break/><text:line-break/>5. <text:span text:style-name="T1">哈馬斯不接受停火，這不能怪以色列。</text:span><text:line-break/><text:line-break/><text:span text:style-name="T1">回應</text:span>1<text:span text:style-name="T1">：</text:span>Ali Abunimah, 'Hamas did not reject a ceasefire, Israel did, 'http://electronicintifada.net/blogs/ali-abunimah/hamas-did-not-reject-ceasefire-israel-did<text:line-break/><text:line-break/><text:span text:style-name="T1">回應</text:span>2<text:span text:style-name="T1">：</text:span>'Exclusive: Hamas rules Egypt out as negotiator for a ceasefire,' http://www.middleeasteye.net/news/exclusive-hamas-rules-egypt-out-negotiator-ceasefire-643526903#sthash.EML6phTF.dpuf<text:line-break/><text:line-break/><text:span text:style-name="T1">回應</text:span>3: 'ANALYSIS: Egypt condemns Israel's attacks on Hamas - with a wink, 'http://www.jpost.com/Operation-Protective-Edge/Egypt-condemns-Israels-attacks-on-Hamas-with-a-wink-362236<text:line-break/><text:line-break/><text:span text:style-name="T1">回應</text:span>4: 'Hamas, Israel agree to five-hour Gaza ceasefire,'<text:line-break/>http://www.middleeasteye.net/news/israel-agrees-five-hour-gaza-ceasefire-1401701343<text:line-break/><text:line-break/><text:span text:style-name="T1">回應</text:span>5: Jonathan Cook, 'How US and Blair plotted ‘ceasefire’ scam,'<text:line-break/>http://www.jonathan-cook.net/blog/2014-07-16/how-us-and-blair-plotted-ceasefire-scam/<text:line-break/>==============================<text:line-break/><text:span text:style-name="T1">【以色列犯下戰爭罪行】</text:span><text:line-break/><text:line-break/><text:line-break/>https://www.youtube.com/watch?feature=player_detailpage&amp;v=h6-hLtGW1C0<text:line-break/>==============================<text:line-break/><text:span text:style-name="T1">【加薩當地人的臉書】</text:span><text:line-break/><text:line-break/>https://www.facebook.com/hani.s.salamah<text:line-break/>=============================<text:line-break/><text:span text:style-name="T1">【香港聲援加薩臉書】</text:span><text:line-break/><text:line-break/>https://www.facebook.com/PalestineInHK<text:line-break/>==============================<text:line-break/><text:span text:style-name="T1">個人分析：</text:span><text:line-break/><text:line-break/><text:span text:style-name="T1">最終還是會停火，就看停火是否可以達到</text:span>2012<text:span text:style-name="T1">年的停火要求：解除對加薩的封鎖。（雖然</text:span>2012<text:span text:style-name="T1">年之後，加薩依舊被封鎖）</text:span><text:line-break/><text:line-break/><text:span text:style-name="T1">可見，停火不是實質問題。以色列就算停火，還是會「技術性」的封鎖加薩，讓加薩無法餓死，但又可以讓加薩過的很痛苦。</text:span><text:line-break/><text:line-break/><text:span text:style-name="T1">在持續的封鎖下，可見的將來，以色列又會對加薩採取下一波的懲罰行動。到時，以色列又會對外宣稱，「這是出自於恐怖份子哈馬斯的挑釁，威脅我們的國家安全，我們必須做出回應。」於是，加薩將再度出現大屠殺。</text:span><text:line-break/><text:line-break/><text:span text:style-name="T1">有辦法結束這個無限惡性循環嗎？短期內很困難，因為自從「阿拉伯之春」結束之後，阿拉伯威權性政權的控制力道更強，這些阿拉伯政府，表面上反以色列，但其實與以色列達成默契，藉由以色列懲罰加薩的行動，削弱哈馬斯在當地的影響力。</text:span><text:line-break/><text:line-break/><text:span text:style-name="T1">至於想在中東稱霸的沙烏地，在這次事件中，根本是隱形人，毫無作為，只表示願意吐出一點錢來，捐贈給加薩的民眾。至於加薩人民的死傷，根本不在這些阿拉伯國家的考慮之內。</text:span><text:line-break/><text:line-break/><text:span text:style-name="T1">而美國則會永遠站在以色列這一方，捍衛以色列自衛的權利。</text:span><text:line-break/><text:line-break/><text:span text:style-name="T1">雖然短期內，看不出有何改變。但民間社會，已經越來越多人覺醒，不再相信以色列的謊言。因此，揭露以色列這個國家的本質，是市民社會可以積極努力的方向。</text:span></text:p>
      <text:p text:style-name="P1"><text:span text:style-name="T1">林惠利</text:span><text:s/>  |  2014.07.16 13:38   |   <text:a xlink:type="simple" xlink:href="http://palinfo.habago.org/Entry?Command=Information_PrintForum&amp;iPage=432#FORUM32460"><text:span text:style-name="T2">#</text:span></text:a></text:p>
      <text:p text:style-name="P3">應該直接向以國辦事處代表<text:span text:style-name="T3">Simona Halperin</text:span>和安全官<text:span text:style-name="T3">Yuval Peer</text:span>提出聲明<text:span text:style-name="T3">,</text:span>而此兩人的照片均可於<text:span text:style-name="T3">FB</text:span>找到</text:p>
      <text:p text:style-name="P1"><text:span text:style-name="T1">良哲</text:span><text:s/>  |  2014.07.15 23:54   |   <text:a xlink:type="simple" xlink:href="http://palinfo.habago.org/Entry?Command=Information_PrintForum&amp;iPage=432#FORUM32456"><text:span text:style-name="T2">#</text:span></text:a></text:p>
      <text:p text:style-name="P2"><text:span text:style-name="T3">http://www.msf.hk/news/15701 [</text:span>無國界醫生<text:span text:style-name="T3">]<text:line-break/><text:line-break/></text:span>加沙：被圍困的居民<text:span text:style-name="T3"><text:line-break/>2014/07/14<text:line-break/><text:line-break/>© Chris Huby<text:line-break/><text:line-break/></text:span>由以色列名為「護刃」（<text:span text:style-name="T3">Protective Edge</text:span>）的軍事行動帶來的激烈轟炸，令加沙居民和無國界醫生隊伍的出入變得非常危險。截至今天，加沙的醫院仍正處理大批湧入的傷者。不過，這場新的危機，正令一個本已脆弱不堪、受物資長期短缺及結構缺陷嚴重影響的醫療系統，情況更為惡化。<text:span text:style-name="T3"><text:line-break/><text:line-break/></text:span>每小時平均<text:span text:style-name="T3">10</text:span>次的轟炸，令無國界醫生隊伍無法繼續其常規醫療項目，以及前往各地評估哪裡有最急切需要。單是兩天內的襲擊次數已多於<text:span text:style-name="T3">2012</text:span>年的「防務之柱」軍事行動。<text:span text:style-name="T3"><text:line-break/><text:line-break/></text:span>在巴勒斯坦佔領區的無國界醫生項目總管法布里（<text:span text:style-name="T3">Tommaso Fabbri</text:span>）說：「從加沙發射的火箭射程遠至特拉維夫（<text:span text:style-name="T3">Tel Aviv</text:span>）、耶路撒冷（<text:span text:style-name="T3">Jerusalem</text:span>）和海法（<text:span text:style-name="T3">Haifa</text:span>），對以色列居民來說是實在的威脅。」不過，至今以色列方面未有報告有人死亡。<text:span text:style-name="T3"><text:line-break/><text:line-break/></text:span>在加沙，衛生部門表示有超過<text:span text:style-name="T3">80</text:span>人死亡，包括<text:span text:style-name="T3">30</text:span>名婦女及兒童，另有超過<text:span text:style-name="T3">600</text:span>人受傷。在上周四晚上，一間房屋被轟炸，導致<text:span text:style-name="T3">8</text:span>人死亡，包括<text:span text:style-name="T3">5</text:span>名兒童。<text:span text:style-name="T3"><text:line-break/><text:line-break/></text:span>無國界醫生在加沙的項目統籌帕拉魯斯（<text:span text:style-name="T3">Nicolas Palarus</text:span>）說：「在首數天，人們會收到短訊，警告他們建築物即將遇襲。但現時，事情似乎沒那麼有計劃地發生。」<text:span text:style-name="T3"><text:line-break/><text:line-break/></text:span>在上周四，在無國界醫生手術後護理診所附近居住的<text:span text:style-name="T3">12</text:span>名病人，能夠來到診所接受治療。不過，大部分定期來診所求醫的病人都住在加沙地帶的南部，我們的隊伍亦無法接觸他們。<text:span text:style-name="T3"><text:line-break/><text:line-break/></text:span>包括歐洲醫院（<text:span text:style-name="T3">European hospital</text:span>）<text:span text:style-name="T3"><text:s/></text:span>在內的幾所醫療設施，都在附近發生的襲擊中受損。加沙的街道上空無一人，人們只會在有急切需要時才外出。<text:span text:style-name="T3"><text:line-break/><text:line-break/></text:span>無國界醫生項目統籌帕拉魯斯說：「每天只有<text:span text:style-name="T3">5</text:span>至<text:span text:style-name="T3">8</text:span>小時有電力供應，飲用水缺乏，又難以獲得基本的生活所需，這些居民的日常生活就像被圍困一樣。」<text:span text:style-name="T3"><text:line-break/><text:line-break/></text:span>上周四的一場襲擊導致<text:span text:style-name="T3">150</text:span>間房屋被摧毀，供應沙提營地（<text:span text:style-name="T3">Shati camp</text:span>）飲用水的水管受損。<text:span text:style-name="T3">900</text:span>名失去一切的居民現在要由家人和朋友收留。<text:span text:style-name="T3"><text:line-break/><text:line-break/></text:span>由於燃料短缺，只有一半的救護車能夠行駛各地。無國界醫生每天與當地衛生部門聯繫，並已探訪兩間醫院，包括於加沙市內的什法醫院（<text:span text:style-name="T3">Al Shifa hospital</text:span>）及於加沙地帶南部的汗尤尼斯醫院（<text:span text:style-name="T3">Khan Younis hospital</text:span>）。<text:span text:style-name="T3"><text:line-break/><text:line-break/></text:span>帕拉魯斯警告說：「即使在衝突發生前，加沙的醫院已面對長期缺乏藥物和一次性物資的問題。因此這場危機正削弱一個本已非常脆弱的系統。」<text:span text:style-name="T3"><text:line-break/><text:line-break/></text:span>無國界醫生隊伍已獲准向納賽爾醫院（<text:span text:style-name="T3">Nasser Hospital</text:span>）捐贈緊急醫療物資。在什法醫院，醫護人員上周五通知無國界醫生隊伍，表示雖然有藥物短缺問題，但情況仍然能夠控制。<text:span text:style-name="T3"><text:line-break/><text:line-break/></text:span>儘管至今大部分住院的病人都沒有受重傷，但重傷者數目正在上升。目前急症室的需要最為迫切，而深切治療部和手術室的需要亦正在增加。<text:span text:style-name="T3"><text:line-break/><text:line-break/></text:span>在加沙地帶和埃及之間的拉法（<text:span text:style-name="T3">Rafah</text:span>）邊境只會間中因特別原因開放。上周四只有<text:span text:style-name="T3">11</text:span>名病人被轉介至埃及，另有<text:span text:style-name="T3">4</text:span>名病人於上周六越過邊境。目前看來，只有持國際護照的人士能獲准跨境求醫。一支成員來自不同阿拉伯國家的醫療隊伍正等待進入加沙，但至今尚未成功。<text:span text:style-name="T3"><text:line-break/><text:line-break/></text:span>法布里說：「必須讓傷病者透過拉法和埃雷茲（<text:span text:style-name="T3">Erez</text:span>）的邊境撤離，並讓醫療隊伍和人道救援車隊進入當地。這是埃及和以色列的法律責任，而且對加沙居民來說非常重要。」<text:span text:style-name="T3"><text:line-break/><text:line-break/></text:span>無國界醫生在加沙工作已超過<text:span text:style-name="T3">10</text:span>年。無國界醫生在加沙鎮的診所專注於手術後護理（敷料及物理治療），尤其是針對燒傷病人。在加沙南部汗尤尼斯市的納賽爾醫院，無國界醫生培訓在深切治療部工作的醫護及輔助醫護人員，並提供有關手部手術的專門培訓。無國界醫生的兩支外科隊伍已準備好進入加沙，協助巴勒斯坦的醫院人員。</text:p>
      <text:p text:style-name="P1"><text:span text:style-name="T1">秉叡</text:span><text:s/>  |  2014.07.14 22:47   |   <text:a xlink:type="simple" xlink:href="http://palinfo.habago.org/Entry?Command=Information_PrintForum&amp;iPage=432#FORUM32455"><text:span text:style-name="T2">#</text:span></text:a></text:p>
      <text:p text:style-name="P5"><text:span text:style-name="T1">轉自</text:span><text:s/>Abdullah in Taiwan <text:span text:style-name="T1">認識穆斯林與伊斯蘭議題之窗</text:span><text:line-break/><text:line-break/><text:span text:style-name="T1">【巴勒斯坦人給世界的一堂課】</text:span><text:line-break/><text:line-break/>https://www.youtube.com/watch?v=aKucPh9xHtM<text:line-break/>=================================<text:line-break/><text:span text:style-name="T1">【來自加薩的報導】</text:span><text:line-break/><text:line-break/><text:line-break/>https://www.youtube.com/watch?v=kB_HES1z5OY<text:line-break/>==================================<text:line-break/><text:line-break/><text:span text:style-name="T1">美國的</text:span>Fox<text:span text:style-name="T1">新聞，畫面是被以色列轟炸過後的巴人房舍，但標題卻打上「好戰分子向以色列投擲飛彈」。</text:span><text:line-break/><text:line-break/><text:span text:style-name="T1">新聞倫理何在？碰到以色列的時候，就會轉彎？</text:span><text:line-break/>Just like ABC News' misrepresentation of Palestinian bombing victims as Israelis, FOX News shows a false headline that does not accurately describe the picture. Here FOX shows a Palestinian home in Gaza raised to the ground by Israeli missiles, with a banner that reads, "Militants Fire Rockets on Israel." WTF? Do they think that people are stupid? (Picture by Clint Sharpe)<text:line-break/>==================================<text:line-break/><text:span text:style-name="T1">這篇寫得很好，來自一位中國記者的觀察。</text:span><text:line-break/><text:line-break/><text:span text:style-name="T1">這位記者的觀察，在以色列學者</text:span>Ilan Pappe<text:span text:style-name="T1">的新書</text:span>The Idea of Israel<text:span text:style-name="T1">，最後一章</text:span><text:s/>'Brand Israel 2013'<text:span text:style-name="T1">，提到以色列如何透過軟實力，影響世界輿論對以色列的認知。</text:span><text:line-break/><text:line-break/><text:span text:style-name="T1">「我在以色列的时候觉得，以色列人对中国人还是比较友好的，但也可能是因为我是记者，见到的人都明白我的身份。以色列最大的问题是他们根本就不了解巴勒斯坦人。他们对巴勒斯坦的了解，也许就和我在中国通过看电视对巴勒斯坦的了解一样，因为他们不认识巴勒斯坦人。我住的那个酒店外提供出租车服务的人就说：在</text:span>1948<text:span text:style-name="T1">年的时候巴勒斯坦人就是想要我们这整块土地，当时这块土地上是有以色列人，巴勒斯坦人，他们是想要把这整块土地全给他们，我们不愿意给，他们就来打我们，然后我们就把他们赶走了。既然当时是他们打的，那么现在也就没有权利要回土地。」</text:span><text:line-break/><text:line-break/><text:span text:style-name="T1">「以色列的宣传已经给国内的舆论造成很大的问题。哈斯巴拉还有一种活动方式，比如你如果是一个博客作者，又是同情巴勒斯坦人的，他们就会组织一帮人在你那里留言。无论你发什么言，什么论据也好，他们就会把你的网站博客给那些人，然后就会有一群写手去留言，给人一种虚假的印象，似乎很多人，同情以色列人。而实际上，这是一种有组织的活动。你可以看我的博客，我在上面发的东西，后面很快有大量的谎言加以轰炸，因为他们有专门的人在做这样的事情。</text:span><text:line-break/><text:line-break/><text:span text:style-name="T1">哈斯巴拉的另外一个表现就是影响学者。他们会经常组织一些学术研讨会议，通过这种形式来影响研究中东问题的学者。但哈斯巴拉最重视的还是记者，比如驻中东、驻耶路撒冷的记者，他们非常看重。他们经常邀请记者吃饭，进行所谓的</text:span>“<text:span text:style-name="T1">解释</text:span>”<text:span text:style-name="T1">，即哈斯巴拉的工作。这种情况在国内造成很不好的影响，使得对巴勒斯坦并不了解的很多年轻人变得非常得支持以色列，完全接受了以色列提供的漂白历史的版本。」</text:span><text:line-break/><text:line-break/><text:line-break/>http://mp.weixin.qq.com/s?__biz=MjM5MTQ2MDcyMA%3D%3D&amp;mid=200870301&amp;idx=3&amp;sn=d3dbc1cbc85219b04e2e44f8ba4fdc62&amp;scene=2&amp;from=timeline&amp;isappinstalled=0#rd<text:line-break/>=================================<text:line-break/><text:span text:style-name="T1">【賊喊捉賊：以色列占領軍的「自衛權」】</text:span> <text:line-break/><text:line-break/><text:span text:style-name="T1">台灣還是有人用左翼思維，看待巴勒斯坦議題。</text:span><text:line-break/><text:line-break/><text:span text:style-name="T1">「台灣社會對帝國主義的壓迫、國際團結運動無動於衷由來己久，巴勒斯坦問題也並非特例。由於崇美、國族至上的話語無所不在，台灣看似蓬勃發展的「社會運動」、「政治運動」其實外強中乾，難以想像能有跳脫國族、種族的侷限，邁向追求工人階級的團結與解放的一日。在以色列開始空襲加薩後，下圖在阿拉伯世界廣為流傳。左方為</text:span>1930<text:span text:style-name="T1">年</text:span>8<text:span text:style-name="T1">月</text:span>7<text:span text:style-name="T1">日美國白人圍觀因私刑遭到吊死的黑人。右方為</text:span>2014<text:span text:style-name="T1">年以色列人在山丘上觀看以色列占領軍空襲加薩。我不禁在想，右圖和現今台灣的區別竟究在哪裏？」</text:span><text:line-break/><text:line-break/>http://www.coolloud.org.tw/node/79323<text:line-break/>=================================<text:line-break/><text:span text:style-name="T1">網路社群發起杯葛</text:span>BBC<text:span text:style-name="T1">運動。因為</text:span>BBC<text:span text:style-name="T1">站在以色列這一方，以及毫不掩飾的接受以色列的說辭。</text:span><text:line-break/><text:line-break/>#BoycottBBC<text:line-break/><text:line-break/>http://electronicintifada.net/blogs/amena-saleem/brian-eno-joins-criticism-bbcs-bias-against-palestinians</text:p>
      <text:p text:style-name="P4"/>
      <text:p text:style-name="P1"><text:span text:style-name="T1">秉叡</text:span><text:s/>  |  2014.07.12 23:41   |   <text:a xlink:type="simple" xlink:href="http://palinfo.habago.org/Entry?Command=Information_PrintForum&amp;iPage=433#FORUM32453"><text:span text:style-name="T2">#</text:span></text:a></text:p>
      <text:p text:style-name="P3">轉自<text:span text:style-name="T3"><text:s/>Abdullah in Taiwan </text:span>認識穆斯林與伊斯蘭議題之窗<text:span text:style-name="T3"><text:line-break/><text:line-break/></text:span>【以巴安全合作困境】<text:span text:style-name="T3"><text:line-break/><text:line-break/></text:span>該文提到巴勒斯坦當局<text:span text:style-name="T3">(PA)</text:span>與以色列建立安全夥伴關係的負面效應。如最近，在<text:span text:style-name="T3">Hebron</text:span>城市，抗議以色列的巴人群眾，遭到巴人安全部隊的逮捕與拘禁。巴人安全部隊幾乎是完全聽命於以色列，在巴人眼中，是一種叛徒的行為，為以色列佔領利益服務。但這些巴人官員說，不得不如此，因為這樣才能得到西方國家的援助，維繫巴勒斯坦當局的運作。<text:span text:style-name="T3"><text:line-break/><text:line-break/>Abbas in firing line over security cooperation with Israel - See more at: http://www.middleeasteye.net/news/abbas-firing-line-over-security-cooperation-israel-1503644799#sthash.KPAz19fG.dpuf<text:line-break/>==============================<text:line-break/></text:span>【以色列電台訪問巴勒斯坦裔的國會議員<text:span text:style-name="T3">Haneen Zoabi </text:span>】<text:span text:style-name="T3"><text:line-break/><text:line-break/></text:span>在以色列轟炸加薩之前，以色列電台訪問<text:span text:style-name="T3">Haneen Zoabi </text:span>。她是以色列國會中，少數巴勒斯坦人身份的議員。<text:span text:style-name="T3">Zoabi</text:span>指出，以色列從事恐怖主義，巴勒斯坦人是在佔領之下，爭取權利。但主播對此沒有回應，並試圖要<text:span text:style-name="T3">Zoabi</text:span>議員接受她的想法，要求她譴責巴勒斯坦人的恐怖活動。甚至還問<text:span text:style-name="T3">Zoabi</text:span>，「你怎麼不考慮離開以色列？」<text:span text:style-name="T3"><text:line-break/><text:line-break/></text:span>訪問當中，主播說<text:span text:style-name="T3">Zoabi</text:span>是「以色列的民主價值」受益者。<text:span text:style-name="T3"><text:line-break/><text:line-break/>Zoabi</text:span>回應說：「我並沒有享受到以色列的民主價值。我反而受這個種族主義的民主制度所害，奪取我的家園。」<text:span text:style-name="T3"><text:line-break/><text:line-break/></text:span>影片附有英文字幕（點選<text:span text:style-name="T3">youtube</text:span>右鍵字幕）。<text:span text:style-name="T3"><text:line-break/><text:line-break/>https://www.youtube.com/watch?v=S8UqucganIk#t=10<text:line-break/>=================================<text:line-break/></text:span>【以色列轟炸加薩之前，巴勒斯坦發生什麼事？<text:span text:style-name="T3"><text:s/></text:span>】<text:span text:style-name="T3"><text:line-break/><text:line-break/><text:line-break/>https://www.youtube.com/watch?v=qHtJSyWK0zw#t=138<text:line-break/>==================================<text:line-break/></text:span>【虛構的猶太民族<text:span text:style-name="T3"><text:s/></text:span>】<text:span text:style-name="T3"><text:line-break/><text:line-break/></text:span>原來這本書已經翻譯成中文。<text:span text:style-name="T3"><text:line-break/><text:line-break/></text:span>「作者在書中明確指出：<text:span text:style-name="T3"><text:line-break/><text:line-break/></text:span>　　<text:span text:style-name="T3">1</text:span>、現代以色列人大多是以前猶太教徒的後裔，猶太教早期容納了非常多的非以色列人入教，而這些人成為了今天移居海外猶太人的主體。<text:span text:style-name="T3"><text:line-break/><text:line-break/></text:span>　　<text:span text:style-name="T3">2</text:span>、而絕大多數古代以色列人並沒有從自己的土地上遷徙走，而是繼續居住在耶路撒冷附近，這些人構成了現代巴勒斯坦人的主體。<text:span text:style-name="T3"><text:line-break/><text:line-break/></text:span>　　<text:span text:style-name="T3">3</text:span>、穆斯林入侵巴勒斯坦使原居此地的猶太人改信了伊斯蘭教。<text:span text:style-name="T3"><text:line-break/><text:line-break/></text:span>所以，今天的假以色列人在殺血統意義上的真以色列人。」<text:span text:style-name="T3"><text:line-break/><text:line-break/>http://www.books.com.tw/products/CN10923782<text:line-break/>=====================================<text:line-break/></text:span>以色列在轟炸巴人房舍之前，會先發射未爆彈，藉此通知巴人，你可以撤離。但問題是，巴人撤離的時間只有短短<text:span text:style-name="T3">58</text:span>秒，不久真的炸彈就飛過來。<text:span text:style-name="T3"><text:line-break/>How far can you run in 58secs?<text:line-break/><text:line-break/>The Israel Defense Forces claim that they give civilians a "tap on the roof" (i.e. launching a dud missile at them) before the actual explosive one, and that is enough notice for people to evacuate their homes.<text:line-break/><text:line-break/>Are you up for an experiment? From at least a 3rd floor room, see if you can make it out of the building, AND clear a distance of 100metres to escape the explosive debris....you have 58 seconds...<text:line-break/><text:line-break/><text:line-break/>Footage from #Gaza, filmed by a neighbor<text:line-break/><text:line-break/>==============================<text:line-break/></text:span>【以色列越炸加薩，哈馬斯的人氣越高<text:span text:style-name="T3"><text:s/></text:span>】<text:span text:style-name="T3"><text:line-break/><text:line-break/><text:line-break/>http://www.middleeasteye.net/news/rise-civilian-death-toll-gaza-brings-local-hamas-support-2069656509<text:line-break/>==============================<text:line-break/>BBC</text:span>從來不會質疑的地方。<text:span text:style-name="T3"><text:line-break/><text:line-break/></text:span>西方大型媒體與台灣小跟班媒體，將以巴衝突視為勢均力敵的兩方。但目前顯示的數據是，以色列死亡人數<text:span text:style-name="T3">0</text:span>。巴勒斯坦死亡人數<text:span text:style-name="T3">121</text:span>人。<text:span text:style-name="T3"><text:line-break/><text:line-break/>https://www.facebook.com/Jonathan.Cook.journalist/posts/558632274245424<text:line-break/>Israel's kill ratio currently stands at 121:0. Is there ever a point for Israelis when the ratio stops looking militarily justified and simply becomes shameful?<text:line-break/>====================================<text:line-break/></text:span>牛津大學<text:span text:style-name="T3">Tariq Ramadan</text:span>教授的評論<text:span text:style-name="T3"><text:s/></text:span>（中文翻譯）<text:span text:style-name="T3"><text:line-break/><text:line-break/></text:span>「以色列與國家恐怖主義<text:span text:style-name="T3"><text:line-break/><text:line-break/></text:span>我收到來自支持以色列的訊息，他們毫不掩飾地認為，殺害巴勒斯坦平民是如此地合理，因為哈馬斯利用人民作為人肉盾牌。這是什麼道理！透過國家機器的宣傳，散播這種沒有根據的謊言，而且竟然還是來自這個號稱「中東地區最民主的國家」與「世界最有道義的軍隊」。從過去到現在，這個政權不斷在他們人民面前以及在世人面前，將巴勒斯坦人妖魔化。這是多麼可怕的事情！<text:span text:style-name="T3"><text:line-break/><text:line-break/></text:span>我們可以理解，為何國際組織沒有對「恐怖主義」的定義達成共識，因為如此一來，國家恐怖主義也必須放在定義之中，而這正是以色列所執行的。以色列使用最惡劣的方式，透過最令人噁心的國家機器宣傳，系統性的屠殺平民與無辜群眾。<text:span text:style-name="T3"><text:line-break/><text:line-break/></text:span>在加薩，沒有「恐怖分子」躲在數百位遇害的平民背後，但是在以色列總理<text:span text:style-name="T3">Benjamin Netanyahu</text:span>的文明與有禮貌的面容後面，卻是隱藏了一名恐怖份子。<text:span text:style-name="T3"><text:line-break/><text:line-break/></text:span>你與之前的以色列領導者們，一項以文明與有禮貌的方式，呈現在世人眼前。然而，你應該要為你所建制化的恐怖主義而付出代價。」<text:span text:style-name="T3"><text:line-break/><text:line-break/>https://www.facebook.com/official.tariqramadan/posts/891190297561934?fref=nf<text:line-break/>ISRAEL AND STATE TERRORISM <text:line-break/><text:line-break/>I get pro-Israel messages that say - without embarrassment - that the killing of civilians is justified as the "terrorists" of Hamas are using them as human shields. Such a shame! How the State propaganda - by the so-called "most democratic State" in the region, from the so called "most moral army in the world" - can manage to sell these outright lies to its people? How has it managed to dehumanize the Palestinians at this point in Israeli eyes ... and in the eyes of part of the world? How awful indeed! <text:line-break/><text:line-break/>We understand why international institutions avoid agreeing on a definition of "terrorism", because then we should speak about state terrorism, for which Israel is the champion. The systematic and planned massacre of civilians and innocent people, using the worst methods, in the worst moment, justified by the most nauseating propaganda. <text:line-break/><text:line-break/>There are no "terrorists" hiding behind the hundreds of innocent civilians killed in Gaza, but it is behind your civil and civilized face, Mr Benjamin Netanyahu, that hides a terrorist. <text:line-break/><text:line-break/>You, as indeed almost all the Israeli heads of state who came before you, you are welcomed in offices and palaces with your civil and civilized face, yet you should be tried and imprisoned for what you truly are... institutionalised terrorists spreading terror.</text:span></text:p>
      <text:p text:style-name="P1"><text:span text:style-name="T1">鑑慧</text:span><text:s/>  |  2014.07.12 16:15   |   <text:a xlink:type="simple" xlink:href="http://palinfo.habago.org/Entry?Command=Information_PrintForum&amp;iPage=433#FORUM32452"><text:span text:style-name="T2">#</text:span></text:a></text:p>
      <text:p text:style-name="P2"><text:span text:style-name="T3">"</text:span>以色列在加沙問題上「將抵制國際壓力」<text:span text:style-name="T3">"(BBC</text:span>中文網<text:span text:style-name="T3">)<text:line-break/>http://www.bbc.co.uk/zhongwen/trad/world/2014/07/140711_israel_pressure.shtml<text:line-break/><text:line-break/></text:span>以色列總理內塔尼亞胡周五（<text:span text:style-name="T3">11</text:span>日）表示，他們將抵制外國要求以色列停止在加沙的軍事行動的壓力。<text:span text:style-name="T3"><text:line-break/><text:line-break/></text:span>他說，以色列自周二以來已經攻擊了加沙地區的<text:span text:style-name="T3">1000</text:span>多個目標，其使用的武力是<text:span text:style-name="T3">2012</text:span>年類似行動使用的武力的兩倍。<text:span text:style-name="T3"><text:line-break/><text:line-break/></text:span>相關内容以色列繼續空襲加沙<text:span text:style-name="T3"><text:s/></text:span>凖備地面進攻以色列表示要加強打擊加沙巴勒斯坦武裝以色列再次向加沙發動新的空襲。巴勒斯坦消息來源說，以色列對加沙地帶的空襲已經造成<text:span text:style-name="T3">100</text:span>多人死亡。<text:span text:style-name="T3"><text:line-break/><text:line-break/></text:span>與此同時，加沙的哈馬斯激進武裝繼續向以色列境內發射火箭彈，造成一些破壞和人員受傷。<text:span text:style-name="T3"><text:line-break/><text:line-break/></text:span>內塔尼亞胡說，他與美國總統奧巴馬和德國總理默克爾進行了「非常好的、積極的」電話磋商。<text:span text:style-name="T3"><text:line-break/><text:line-break/></text:span>但是，他補充說：「任何國際壓力都不會阻止我們盡一切所能採取軍事行動。」<text:span text:style-name="T3"><text:line-break/><text:line-break/></text:span>巴勒斯坦衛生部說，除了那些被炸死的人，另有<text:span text:style-name="T3">675</text:span>人，其中多數是平民，在周二開始的以色列空襲中受傷。<text:span text:style-name="T3"><text:line-break/><text:line-break/></text:span>以色列說，死者中包括「數十名恐怖分子」。<text:span text:style-name="T3"><text:line-break/><text:line-break/></text:span>但是，聯合國人權事務高級專員納維<text:span text:style-name="T3">•</text:span>皮萊說，人們對以色列的軍事行動是否符合禁止攻擊平民的國際法持「嚴重的懷疑」態度。<text:span text:style-name="T3"><text:line-break/><text:line-break/></text:span>她在一份聲明中說：「我們收到極其令人不安的報道說，以色列攻擊一些住家導致許多平民傷亡，其中包括兒童。」<text:span text:style-name="T3"><text:line-break/><text:line-break/></text:span>以色列反覆堅稱，他們一直試圖避免平民傷亡。但以色列說，激進分子經常把他們的軍事設施安置在居民區。</text:p>
      <text:p text:style-name="P1"><text:span text:style-name="T1">秉叡</text:span><text:s/>  |  2014.07.11 00:03   |   <text:a xlink:type="simple" xlink:href="http://palinfo.habago.org/Entry?Command=Information_PrintForum&amp;iPage=433#FORUM32450"><text:span text:style-name="T2">#</text:span></text:a></text:p>
      <text:p text:style-name="P5"><text:span text:style-name="T1">轉自</text:span><text:s/>Abdullah in Taiwan <text:span text:style-name="T1">認識穆斯林與伊斯蘭議題之窗</text:span><text:line-break/><text:line-break/><text:line-break/>Robert Fisk: <text:span text:style-name="T1">以巴衝突本質是土地問題。加薩武裝團體投射飛彈，到以色列</text:span>Sederot<text:span text:style-name="T1">地區。但這個地區在</text:span>1948<text:span text:style-name="T1">年前是巴勒斯坦人的家園。在以色列建國之後，當地巴勒斯坦人被趕到加薩，成為難民。這些難民的後代現在在加薩超過</text:span>6<text:span text:style-name="T1">千人，至今仍無法回到家園。</text:span><text:line-break/><text:line-break/>http://www.independent.co.uk/voices/the-true-gaza-backstory-that-the-israelis-arent-telling-this-week-9596120.html<text:line-break/>================================<text:line-break/>http://www.aljazeera.net/news/caricature/2014/7/10/<text:span text:style-name="T5">كاريكاتير</text:span>-<text:span text:style-name="T5">الإعلام</text:span>-<text:span text:style-name="T5">الغربي</text:span><text:line-break/>======================================<text:line-break/><text:span text:style-name="T1">【為何媒體不關心巴勒斯坦人民的死活？】</text:span><text:line-break/><text:line-break/>https://www.youtube.com/watch?v=tdQ6QP6jja8<text:line-break/>======================================<text:line-break/><text:span text:style-name="T1">美國政府說，以色列有權採取自衛行動。新聞不斷強調加薩對以色列的猛烈的飛彈攻擊。</text:span><text:line-break/><text:line-break/><text:span text:style-name="T1">讓我們看一下以巴兩方人數的死亡比較。</text:span><text:line-break/><text:line-break/><text:span text:style-name="T1">以色列</text:span>: 0<text:span text:style-name="T1">。</text:span><text:line-break/><text:span text:style-name="T1">巴勒斯坦：</text:span>76<text:span text:style-name="T1">。</text:span><text:line-break/>https://www.facebook.com/photo.php?fbid=829497370395213&amp;set=a.398912816787006.98397.394073903937564&amp;type=1&amp;relevant_count=1<text:line-break/>=================================<text:line-break/><text:span text:style-name="T1">【以色列記者現身說法，為何他對以色列感到悲觀】</text:span><text:line-break/><text:line-break/>Gideon Levy<text:span text:style-name="T1">被視為以色列最令人仇恨的男人，因為他對巴勒斯坦的報導讓多數以色列讀者感到反感，不愛國。英國獨立報特別專訪這名記者，聽聽這名記者的觀點如何。以下為重點中文摘要。</text:span><text:line-break/><text:line-break/><text:span text:style-name="T1">「身為一個以色列新聞記者，最大的努力是將巴勒斯坦人性化。以色列的洗腦機器無所不在，我與大家一樣，是來自這個洗腦機器的產物。我們被洗腦洗的很徹底，那就是以色列人是唯一與最終的受害者。而巴勒斯坦人不是人，他們生下來就是要殺人，他們的仇恨難以理解。巴勒斯坦人與我們以色列人不同，他們沒有人性。對於這種洗腦的教育，我們沒有產生絲毫的質疑，更別說有公眾的辯論。對抗這種洗腦論述，是非常困難的。」</text:span><text:line-break/><text:line-break/><text:span text:style-name="T1">「我很訝異，許多以色列人不知道他們家園之外的消息（也就是沒有國際觀）。國家洗腦機器相當有效，讓以色列人充滿無知與殘酷。例如在</text:span>2008-2009<text:span text:style-name="T1">年以色列轟炸加薩的行動中，在以色列的頭版報紙上，竟然是一隻以色列的狗遭到哈馬斯的飛彈襲擊而亡。然而，同一天，數十位巴人被以色列飛彈炸死，只出現在報紙第</text:span>16<text:span text:style-name="T1">頁，而且僅僅兩行描述。」</text:span><text:line-break/><text:line-break/><text:span text:style-name="T1">「以色列人過去認為自己是受害者，因此有權力保護自己。然而</text:span>60<text:span text:style-name="T1">多年過去，以色列仍不斷的攻擊巴人的後代與子孫們。以色列將巴勒斯坦人去人性化，持續種族清洗。」</text:span><text:line-break/><text:line-break/><text:span text:style-name="T1">「或許以色列最大的迷思是，以色列是個民主國家。但</text:span>62<text:span text:style-name="T1">年過去，沒有一座阿拉伯村落在以色列境內建立，你如何說以色列是個民主國家？另外，猶太人與阿拉伯人犯同樣的罪，卻接受不同的懲罰，你怎麼說以色列是個民主國家？我們的社會是一個種族歧視的社會。」</text:span><text:line-break/><text:line-break/><text:span text:style-name="T1">「假如加薩的巴人沒有向以色列發射自製飛彈，以色列會解除加薩的封鎖嗎？完全不會！假如加薩人民順以色列的意，不去攻擊以色列，他們會成為沒有聲音的人，沒有人會想到這些人的命運。」</text:span><text:line-break/><text:line-break/><text:span text:style-name="T1">「哈馬斯的飛彈</text:span>(Qassam rocket)<text:span text:style-name="T1">有其背景。這些飛彈投射到以色列，幾乎都是在以色列對巴人執行暗殺行動之後。</text:span>2008-2009<text:span text:style-name="T1">年的以色列對加薩的軍事行動是個錯誤，這不是戰爭，這是對無助與遭封鎖地區的人民的殘酷攻擊。以色列經常性攻擊加薩醫療人員，炮轟聯合國學校，因為許多巴人躲在那邊避難。以色列的行為與恐怖組織沒有太大區別。」</text:span><text:line-break/><text:line-break/><text:span text:style-name="T1">「今日，那些批評以色列政策者，如批評以色列的佔領、封鎖與戰爭行動，他們才是以色列真正的朋友。然而這些人被認為是背叛以色列，讓以色列朝向毀滅的道路上。」</text:span><text:line-break/><text:line-break/><text:span text:style-name="T1">「事實很清楚，以色列沒有意圖放棄佔領，或允許巴勒斯坦人擁有他們的權利。根據民調，多數以色列人支持兩國方案，不過他們選出的政府卻不斷在巴人土地上，擴建猶太屯墾區，導致這個兩國方案的失敗。我想必須找心理醫生，解釋這個矛盾現象。今日，以色列不會有任何改變。你住在台拉維夫</text:span><text:s/>(Tel Aviv)<text:span text:style-name="T1">，過者良好的生活。沒有人會談以色列對巴勒斯坦的佔領。所以為何他們要尋求改變？多數以色列人在想如何計劃下個假期，如何購買好的商品，剩下的事情不是他們所關心的。我非常的悲觀，未來以色列極有可能朝向一個種族隔離</text:span>(apartheid)<text:span text:style-name="T1">的社會。以色列似乎沒有學到教訓，以色列沒有為不公義的佔領付出代價。這種佔領將不會結束，除非以色列知道佔領對他們是不利的。」</text:span><text:line-break/><text:line-break/><text:span text:style-name="T1">「以色列社會不會將巴勒斯坦人的暴力與以色列的佔領串連在一塊。對於他們來說，巴人從事恐怖活動，證明他們本身就是個怪物。他們生下來就是要殺人，他們與我們不同，不是正常人。但是假如你敢膽說，巴人的暴力是來自以色列的佔領背景，那麼其他人會說，你在合理化恐怖行動，你是國家的叛徒。」</text:span><text:line-break/><text:line-break/><text:span text:style-name="T1">「假如當前這種以色列的民族主義情緒持續下去，那麼未來兩三年，可能會有新的限制自由的規定，如屬於</text:span>Zionist<text:span text:style-name="T1">自由派的</text:span>Ha’aretz<text:span text:style-name="T1">報紙將會關門。以色列社會未來不會有任何改變，而巴勒斯坦人力量太小，也無力改變。或許唯一的希望是，以色列的佔領會突然如奇蹟式的崩盤，如過去蘇聯的解體與南非種族隔離制度的消失。」</text:span><text:line-break/><text:line-break/><text:line-break/>http://www.independent.co.uk/news/world/middle-east/is-gideon-levy-the-most-hated-man-in-israel-or-just-the-most-heroic-2087909.html<text:line-break/>======================================</text:p>
      <text:p text:style-name="P1"><text:span text:style-name="T1">良哲</text:span><text:s/>  |  2014.07.09 00:46   |   <text:a xlink:type="simple" xlink:href="http://palinfo.habago.org/Entry?Command=Information_PrintForum&amp;iPage=433#FORUM32449"><text:span text:style-name="T2">#</text:span></text:a></text:p>
      <text:p text:style-name="P6">2014<text:span text:style-name="T1">年</text:span>7<text:span text:style-name="T1">月</text:span>8<text:span text:style-name="T1">日，</text:span>GAZA<text:span text:style-name="T1">。</text:span><text:line-break/><text:line-break/>https://www.youtube.com/watch?v=7681Lb-Yif4&amp;feature=youtu.be</text:p>
      <text:p text:style-name="P1"><text:span text:style-name="T1">秉叡</text:span><text:s/>  |  2014.07.01 18:13   |   <text:a xlink:type="simple" xlink:href="http://palinfo.habago.org/Entry?Command=Information_PrintForum&amp;iPage=433#FORUM32445"><text:span text:style-name="T2">#</text:span></text:a></text:p>
      <text:p text:style-name="P3">轉自<text:span text:style-name="T3"><text:s/>Abdullah in Taiwan </text:span>認識穆斯林與伊斯蘭議題之窗<text:span text:style-name="T3"><text:line-break/><text:line-break/></text:span>以色列三名屯墾居民被殺害的消息，已經成為世界媒體關心的焦點。此時是可以好好檢驗西方媒體如何報導這則消息。<text:span text:style-name="T3"><text:line-break/><text:line-break/></text:span>自從以色列屯墾區居民消失之後，以色列政府則對西岸與加薩兩地進行集體懲罰，逮捕<text:span text:style-name="T3">5</text:span>百位以上的巴人，以及造成<text:span text:style-name="T3">8</text:span>名以上的巴人死亡。<text:span text:style-name="T3"><text:line-break/><text:line-break/></text:span>相關數據請見該照片。若是西方媒體刻意忽視這個事實，只將焦點放在三名遇害的以色列屯墾者，這則是意味者，在西方媒體眼中，以色列的人命遠比巴勒斯坦人還要珍貴。<text:span text:style-name="T3"><text:line-break/><text:line-break/>http://stream.aljazeera.com/projects/westbank/<text:line-break/></text:span>＝＝＝＝＝＝＝＝＝＝＝＝＝＝＝＝＝＝＝＝＝＝＝＝＝＝<text:span text:style-name="T3"><text:line-break/></text:span>【以色列歷史學者<text:span text:style-name="T3">Ilan Pappe</text:span>接受<text:span text:style-name="T3">BBC Hard Talk</text:span>的質問】<text:span text:style-name="T3"><text:line-break/><text:line-break/></text:span>現於英國大學任教的以色列籍的歷史學者<text:span text:style-name="T3">Ilan Pappe</text:span>，在<text:span text:style-name="T3">BBC 'HardTalk'</text:span>的節目，接受主持人的挑戰。<text:span text:style-name="T3"><text:line-break/><text:line-break/></text:span>主持人質疑教授的論點<text:span text:style-name="T3"><text:line-break/><text:line-break/>1. </text:span>以色列真的是種族歧視的國家？<text:span text:style-name="T3">Zionism</text:span>真的是邪惡的思維嗎？<text:span text:style-name="T3"><text:line-break/>2. </text:span>質疑身為歷史學家不夠專業，用字不夠嚴謹。<text:span text:style-name="T3"><text:line-break/><text:line-break/>3. </text:span>教授家人本身是納粹的迫害者，如何看待這個現象？（意思是說，<text:span text:style-name="T3">Zionist</text:span>救了他們家，所以不可批評<text:span text:style-name="T3">Zionism</text:span>）<text:span text:style-name="T3"><text:line-break/><text:line-break/>4. </text:span>主持人認為，以色列其實是中東唯一的民主國家。<text:span text:style-name="T3"><text:line-break/>5. </text:span>質疑教授沒有譴責巴勒斯坦人的暴力與恐怖一面。<text:span text:style-name="T3"><text:line-break/>6. </text:span>挑戰教授對以巴議題的未來願景。<text:span text:style-name="T3"><text:line-break/><text:line-break/></text:span>教授最後提到，他認為現在敘利亞與伊拉克的局勢，以及巴勒斯坦與以色列，這些國家過去是殖民者的力量所建構而成，而非來自人民的期盼。這些人為而形成的國家，正在我們眼前崩潰中。假如我們幸運的話，這種國家體制的崩潰，將會被真正符合人民期待的政治體制所取代。假如真有不幸，我們將會有現在伊拉克與敘利亞的血腥情況。<text:span text:style-name="T3"><text:line-break/><text:line-break/></text:span>可以聽聽教授對此，有何具體回應。<text:span text:style-name="T3"><text:line-break/>https://www.youtube.com/watch?v=4lsmFS75ed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